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 fo:hyphenate="true"/>
    </style:style>
    <style:style style:name="P7" style:parent-style-name="Normal" style:family="paragraph">
      <style:text-properties fo:hyphenate="true"/>
    </style:style>
    <style:style style:name="P8" style:parent-style-name="Normal" style:family="paragraph">
      <style:text-properties fo:hyphenate="true"/>
    </style:style>
    <style:style style:name="P9" style:parent-style-name="Normal" style:family="paragraph">
      <style:text-properties fo:hyphenate="true"/>
    </style:style>
    <style:style style:name="P10" style:parent-style-name="Normal" style:family="paragraph">
      <style:text-properties fo:hyphenate="true"/>
    </style:style>
    <style:style style:name="P11" style:parent-style-name="Normal" style:family="paragraph">
      <style:text-properties fo:hyphenate="true"/>
    </style:style>
    <style:style style:name="P12" style:parent-style-name="Normal" style:family="paragraph">
      <style:text-properties fo:hyphenate="true"/>
    </style:style>
    <style:style style:name="P13" style:parent-style-name="Normal" style:family="paragraph">
      <style:text-properties fo:hyphenate="true"/>
    </style:style>
    <style:style style:name="P14" style:parent-style-name="Normal" style:family="paragraph">
      <style:text-properties fo:hyphenate="true"/>
    </style:style>
    <style:style style:name="P15" style:parent-style-name="Normal" style:family="paragraph">
      <style:text-properties fo:hyphenate="true"/>
    </style:style>
    <style:style style:name="P16" style:parent-style-name="Normal" style:family="paragraph">
      <style:text-properties fo:font-weight="bold" style:font-weight-asian="bold" fo:hyphenate="true"/>
    </style:style>
    <style:style style:name="P17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18" style:parent-style-name="Normal" style:family="paragraph">
      <style:text-properties fo:font-weight="bold" style:font-weight-asian="bold" fo:hyphenate="true"/>
    </style:style>
    <style:style style:name="P19" style:parent-style-name="Normal" style:family="paragraph">
      <style:text-properties fo:font-weight="bold" style:font-weight-asian="bold" fo:hyphenate="true"/>
    </style:style>
    <style:style style:name="P20" style:parent-style-name="Normal" style:family="paragraph">
      <style:text-properties fo:font-weight="bold" style:font-weight-asian="bold" fo:hyphenate="true"/>
    </style:style>
    <style:style style:name="P21" style:parent-style-name="Normal" style:family="paragraph">
      <style:text-properties fo:hyphenate="true"/>
    </style:style>
    <style:style style:name="P22" style:parent-style-name="Normal" style:family="paragraph">
      <style:text-properties fo:hyphenate="true"/>
    </style:style>
    <style:style style:name="P23" style:parent-style-name="Normal" style:family="paragraph">
      <style:text-properties fo:hyphenate="true"/>
    </style:style>
    <style:style style:name="P24" style:parent-style-name="Normal" style:family="paragraph">
      <style:text-properties fo:hyphenate="true"/>
    </style:style>
    <style:style style:name="P25" style:parent-style-name="Normal" style:family="paragraph">
      <style:text-properties fo:hyphenate="true"/>
    </style:style>
    <style:style style:name="P26" style:parent-style-name="Normal" style:family="paragraph">
      <style:text-properties fo:hyphenate="true"/>
    </style:style>
    <style:style style:name="P27" style:parent-style-name="Normal" style:family="paragraph">
      <style:text-properties fo:hyphenate="true"/>
    </style:style>
    <style:style style:name="P28" style:parent-style-name="Normal" style:family="paragraph">
      <style:text-properties fo:hyphenate="true"/>
    </style:style>
    <style:style style:name="P29" style:parent-style-name="Normal" style:family="paragraph">
      <style:text-properties fo:hyphenate="true"/>
    </style:style>
    <style:style style:name="P30" style:parent-style-name="Normal" style:family="paragraph">
      <style:text-properties fo:hyphenate="true"/>
    </style:style>
    <style:style style:name="P31" style:parent-style-name="Normal" style:family="paragraph">
      <style:text-properties fo:hyphenate="true"/>
    </style:style>
    <style:style style:name="P32" style:parent-style-name="Normal" style:family="paragraph">
      <style:text-properties fo:hyphenate="true"/>
    </style:style>
    <style:style style:name="P33" style:parent-style-name="Normal" style:family="paragraph">
      <style:text-properties fo:hyphenate="true"/>
    </style:style>
    <style:style style:name="P34" style:parent-style-name="Normal" style:family="paragraph">
      <style:text-properties fo:hyphenate="true"/>
    </style:style>
    <style:style style:name="P35" style:parent-style-name="Normal" style:family="paragraph">
      <style:text-properties fo:hyphenate="true"/>
    </style:style>
    <style:style style:name="P36" style:parent-style-name="Normal" style:family="paragraph">
      <style:text-properties fo:hyphenate="true"/>
    </style:style>
    <style:style style:name="P37" style:parent-style-name="Normal" style:family="paragraph">
      <style:text-properties fo:hyphenate="true"/>
    </style:style>
    <style:style style:name="P38" style:parent-style-name="Normal" style:family="paragraph">
      <style:text-properties fo:hyphenate="true"/>
    </style:style>
    <style:style style:name="P39" style:parent-style-name="Normal" style:family="paragraph">
      <style:text-properties fo:hyphenate="true"/>
    </style:style>
    <style:style style:name="P40" style:parent-style-name="Normal" style:family="paragraph">
      <style:text-properties fo:hyphenate="true"/>
    </style:style>
    <style:style style:name="P41" style:parent-style-name="Normal" style:family="paragraph">
      <style:text-properties fo:hyphenate="true"/>
    </style:style>
    <style:style style:name="P42" style:parent-style-name="Normal" style:family="paragraph">
      <style:text-properties fo:hyphenate="true"/>
    </style:style>
    <style:style style:name="P43" style:parent-style-name="Normal" style:family="paragraph">
      <style:text-properties fo:hyphenate="true"/>
    </style:style>
    <style:style style:name="P44" style:parent-style-name="Normal" style:family="paragraph">
      <style:text-properties fo:hyphenate="true"/>
    </style:style>
    <style:style style:name="P45" style:parent-style-name="Normal" style:family="paragraph">
      <style:text-properties fo:hyphenate="true"/>
    </style:style>
    <style:style style:name="P46" style:parent-style-name="Normal" style:family="paragraph">
      <style:text-properties fo:hyphenate="true"/>
    </style:style>
    <style:style style:name="P47" style:parent-style-name="Normal" style:family="paragraph">
      <style:text-properties fo:hyphenate="true"/>
    </style:style>
    <style:style style:name="P48" style:parent-style-name="Normal" style:family="paragraph">
      <style:text-properties fo:hyphenate="true"/>
    </style:style>
    <style:style style:name="P49" style:parent-style-name="Normal" style:family="paragraph">
      <style:text-properties fo:hyphenate="true"/>
    </style:style>
    <style:style style:name="P50" style:parent-style-name="Normal" style:family="paragraph">
      <style:text-properties fo:hyphenate="true"/>
    </style:style>
    <style:style style:name="P51" style:parent-style-name="Normal" style:family="paragraph">
      <style:text-properties fo:hyphenate="true"/>
    </style:style>
    <style:style style:name="P52" style:parent-style-name="Normal" style:family="paragraph">
      <style:text-properties fo:hyphenate="true"/>
    </style:style>
    <style:style style:name="P53" style:parent-style-name="Normal" style:family="paragraph">
      <style:text-properties fo:hyphenate="true"/>
    </style:style>
    <style:style style:name="P54" style:parent-style-name="Normal" style:family="paragraph">
      <style:text-properties fo:hyphenate="true"/>
    </style:style>
    <style:style style:name="P55" style:parent-style-name="Normal" style:family="paragraph">
      <style:text-properties fo:hyphenate="true"/>
    </style:style>
    <style:style style:name="P56" style:parent-style-name="Normal" style:family="paragraph">
      <style:text-properties fo:hyphenate="true"/>
    </style:style>
    <style:style style:name="P57" style:parent-style-name="Normal" style:family="paragraph">
      <style:text-properties fo:hyphenate="true"/>
    </style:style>
    <style:style style:name="P58" style:parent-style-name="Normal" style:family="paragraph">
      <style:text-properties fo:hyphenate="true"/>
    </style:style>
    <style:style style:name="P59" style:parent-style-name="Normal" style:family="paragraph">
      <style:text-properties fo:hyphenate="true"/>
    </style:style>
    <style:style style:name="P60" style:parent-style-name="Normal" style:family="paragraph">
      <style:text-properties fo:hyphenate="true"/>
    </style:style>
    <style:style style:name="P61" style:parent-style-name="Normal" style:family="paragraph">
      <style:text-properties fo:hyphenate="true"/>
    </style:style>
    <style:style style:name="P62" style:parent-style-name="Normal" style:family="paragraph">
      <style:text-properties fo:hyphenate="true"/>
    </style:style>
    <style:style style:name="P63" style:parent-style-name="Normal" style:family="paragraph">
      <style:text-properties fo:hyphenate="true"/>
    </style:style>
    <style:style style:name="P64" style:parent-style-name="Normal" style:family="paragraph">
      <style:text-properties fo:hyphenate="true"/>
    </style:style>
    <style:style style:name="P65" style:parent-style-name="Normal" style:family="paragraph">
      <style:text-properties fo:hyphenate="true"/>
    </style:style>
    <style:style style:name="P66" style:parent-style-name="Normal" style:family="paragraph">
      <style:text-properties fo:hyphenate="true"/>
    </style:style>
    <style:style style:name="P67" style:parent-style-name="Normal" style:family="paragraph">
      <style:text-properties fo:hyphenate="true"/>
    </style:style>
    <style:style style:name="P68" style:parent-style-name="Normal" style:family="paragraph">
      <style:text-properties fo:hyphenate="true"/>
    </style:style>
    <style:style style:name="P69" style:parent-style-name="Normal" style:family="paragraph">
      <style:text-properties fo:hyphenate="true"/>
    </style:style>
    <style:style style:name="P70" style:parent-style-name="Normal" style:family="paragraph">
      <style:text-properties fo:hyphenate="true"/>
    </style:style>
    <style:style style:name="P71" style:parent-style-name="Normal" style:family="paragraph">
      <style:text-properties fo:hyphenate="true"/>
    </style:style>
    <style:style style:name="P72" style:parent-style-name="Normal" style:family="paragraph">
      <style:text-properties fo:hyphenate="true"/>
    </style:style>
    <style:style style:name="P73" style:parent-style-name="Normal" style:family="paragraph">
      <style:text-properties fo:hyphenate="true"/>
    </style:style>
    <style:style style:name="P74" style:parent-style-name="Normal" style:family="paragraph">
      <style:text-properties fo:hyphenate="true"/>
    </style:style>
    <style:style style:name="P75" style:parent-style-name="Normal" style:family="paragraph">
      <style:text-properties fo:hyphenate="true"/>
    </style:style>
    <style:style style:name="P76" style:parent-style-name="Normal" style:family="paragraph">
      <style:text-properties fo:hyphenate="true"/>
    </style:style>
    <style:style style:name="P77" style:parent-style-name="Normal" style:family="paragraph">
      <style:text-properties fo:hyphenate="true"/>
    </style:style>
    <style:style style:name="P78" style:parent-style-name="Normal" style:family="paragraph">
      <style:text-properties fo:hyphenate="true"/>
    </style:style>
    <style:style style:name="P79" style:parent-style-name="Normal" style:family="paragraph">
      <style:text-properties fo:hyphenate="true"/>
    </style:style>
    <style:style style:name="P80" style:parent-style-name="Normal" style:family="paragraph">
      <style:text-properties fo:hyphenate="true"/>
    </style:style>
    <style:style style:name="P81" style:parent-style-name="Normal" style:family="paragraph">
      <style:text-properties fo:hyphenate="true"/>
    </style:style>
    <style:style style:name="P82" style:parent-style-name="Normal" style:family="paragraph">
      <style:text-properties fo:hyphenate="true"/>
    </style:style>
    <style:style style:name="P83" style:parent-style-name="Normal" style:family="paragraph">
      <style:text-properties fo:hyphenate="true"/>
    </style:style>
    <style:style style:name="P84" style:parent-style-name="Normal" style:family="paragraph">
      <style:text-properties fo:hyphenate="true"/>
    </style:style>
    <style:style style:name="P85" style:parent-style-name="Normal" style:family="paragraph">
      <style:text-properties fo:hyphenate="true"/>
    </style:style>
    <style:style style:name="P86" style:parent-style-name="Normal" style:family="paragraph">
      <style:text-properties fo:hyphenate="true"/>
    </style:style>
    <style:style style:name="P87" style:parent-style-name="Normal" style:family="paragraph">
      <style:text-properties fo:hyphenate="true"/>
    </style:style>
    <style:style style:name="P88" style:parent-style-name="Normal" style:family="paragraph">
      <style:text-properties fo:hyphenate="true"/>
    </style:style>
    <style:style style:name="P89" style:parent-style-name="Normal" style:family="paragraph">
      <style:text-properties fo:hyphenate="true"/>
    </style:style>
    <style:style style:name="P90" style:parent-style-name="Normal" style:family="paragraph">
      <style:text-properties fo:hyphenate="true"/>
    </style:style>
    <style:style style:name="P91" style:parent-style-name="Normal" style:family="paragraph">
      <style:text-properties fo:hyphenate="true"/>
    </style:style>
    <style:style style:name="P92" style:parent-style-name="Normal" style:family="paragraph">
      <style:text-properties fo:hyphenate="true"/>
    </style:style>
    <style:style style:name="P93" style:parent-style-name="Normal" style:family="paragraph">
      <style:text-properties fo:hyphenate="true"/>
    </style:style>
    <style:style style:name="P94" style:parent-style-name="Normal" style:family="paragraph">
      <style:text-properties fo:hyphenate="true"/>
    </style:style>
    <style:style style:name="P95" style:parent-style-name="Normal" style:family="paragraph">
      <style:text-properties fo:hyphenate="true"/>
    </style:style>
    <style:style style:name="P96" style:parent-style-name="Normal" style:family="paragraph">
      <style:text-properties fo:hyphenate="true"/>
    </style:style>
    <style:style style:name="P97" style:parent-style-name="Normal" style:family="paragraph">
      <style:text-properties fo:hyphenate="true"/>
    </style:style>
    <style:style style:name="P98" style:parent-style-name="Normal" style:family="paragraph">
      <style:text-properties fo:hyphenate="true"/>
    </style:style>
    <style:style style:name="P99" style:parent-style-name="Normal" style:family="paragraph">
      <style:text-properties fo:hyphenate="true"/>
    </style:style>
    <style:style style:name="P100" style:parent-style-name="Normal" style:family="paragraph">
      <style:text-properties fo:hyphenate="true"/>
    </style:style>
    <style:style style:name="P101" style:parent-style-name="Normal" style:family="paragraph">
      <style:text-properties fo:hyphenate="true"/>
    </style:style>
    <style:style style:name="P102" style:parent-style-name="Normal" style:family="paragraph">
      <style:text-properties fo:hyphenate="true"/>
    </style:style>
    <style:style style:name="P103" style:parent-style-name="Normal" style:family="paragraph">
      <style:text-properties fo:hyphenate="true"/>
    </style:style>
    <style:style style:name="P104" style:parent-style-name="Normal" style:family="paragraph">
      <style:text-properties fo:hyphenate="true"/>
    </style:style>
    <style:style style:name="P105" style:parent-style-name="Normal" style:family="paragraph">
      <style:text-properties fo:hyphenate="true"/>
    </style:style>
    <style:style style:name="P106" style:parent-style-name="Normal" style:family="paragraph">
      <style:text-properties fo:hyphenate="true"/>
    </style:style>
    <style:style style:name="P107" style:parent-style-name="Normal" style:family="paragraph">
      <style:text-properties fo:hyphenate="true"/>
    </style:style>
    <style:style style:name="P108" style:parent-style-name="Normal" style:family="paragraph">
      <style:text-properties fo:hyphenate="true"/>
    </style:style>
    <style:style style:name="P109" style:parent-style-name="Normal" style:family="paragraph">
      <style:text-properties fo:hyphenate="true"/>
    </style:style>
    <style:style style:name="P110" style:parent-style-name="Normal" style:family="paragraph">
      <style:text-properties fo:hyphenate="true"/>
    </style:style>
    <style:style style:name="P111" style:parent-style-name="Normal" style:family="paragraph">
      <style:text-properties fo:hyphenate="true"/>
    </style:style>
    <style:style style:name="P112" style:parent-style-name="Normal" style:family="paragraph">
      <style:text-properties fo:hyphenate="true"/>
    </style:style>
    <style:style style:name="P113" style:parent-style-name="Normal" style:family="paragraph">
      <style:text-properties fo:hyphenate="true"/>
    </style:style>
    <style:style style:name="P114" style:parent-style-name="Normal" style:family="paragraph">
      <style:text-properties fo:hyphenate="true"/>
    </style:style>
    <style:style style:name="P115" style:parent-style-name="Normal" style:family="paragraph">
      <style:text-properties fo:hyphenate="true"/>
    </style:style>
    <style:style style:name="P116" style:parent-style-name="Normal" style:family="paragraph">
      <style:text-properties fo:hyphenate="true"/>
    </style:style>
    <style:style style:name="P117" style:parent-style-name="Normal" style:family="paragraph">
      <style:text-properties fo:hyphenate="true"/>
    </style:style>
    <style:style style:name="P118" style:parent-style-name="Normal" style:family="paragraph">
      <style:text-properties fo:hyphenate="true"/>
    </style:style>
    <style:style style:name="P119" style:parent-style-name="Normal" style:family="paragraph">
      <style:text-properties fo:hyphenate="true"/>
    </style:style>
    <style:style style:name="P120" style:parent-style-name="Normal" style:family="paragraph">
      <style:text-properties fo:hyphenate="true"/>
    </style:style>
    <style:style style:name="P121" style:parent-style-name="Normal" style:family="paragraph">
      <style:text-properties fo:hyphenate="true"/>
    </style:style>
    <style:style style:name="P122" style:parent-style-name="Normal" style:family="paragraph">
      <style:text-properties fo:hyphenate="true"/>
    </style:style>
    <style:style style:name="P123" style:parent-style-name="Normal" style:family="paragraph">
      <style:text-properties fo:hyphenate="true"/>
    </style:style>
    <style:style style:name="P124" style:parent-style-name="Normal" style:family="paragraph">
      <style:text-properties fo:hyphenate="true"/>
    </style:style>
    <style:style style:name="P125" style:parent-style-name="Normal" style:family="paragraph">
      <style:text-properties fo:hyphenate="true"/>
    </style:style>
    <style:style style:name="P126" style:parent-style-name="Normal" style:family="paragraph">
      <style:text-properties fo:hyphenate="true"/>
    </style:style>
    <style:style style:name="P127" style:parent-style-name="Normal" style:family="paragraph">
      <style:text-properties fo:hyphenate="true"/>
    </style:style>
    <style:style style:name="P128" style:parent-style-name="Normal" style:family="paragraph">
      <style:text-properties fo:hyphenate="true"/>
    </style:style>
    <style:style style:name="P129" style:parent-style-name="Normal" style:family="paragraph">
      <style:text-properties fo:hyphenate="true"/>
    </style:style>
    <style:style style:name="P130" style:parent-style-name="Normal" style:family="paragraph">
      <style:text-properties fo:hyphenate="true"/>
    </style:style>
    <style:style style:name="P131" style:parent-style-name="Normal" style:family="paragraph">
      <style:text-properties fo:hyphenate="true"/>
    </style:style>
    <style:style style:name="P132" style:parent-style-name="Normal" style:family="paragraph">
      <style:text-properties fo:hyphenate="true"/>
    </style:style>
    <style:style style:name="P133" style:parent-style-name="Normal" style:family="paragraph">
      <style:text-properties fo:hyphenate="true"/>
    </style:style>
    <style:style style:name="P134" style:parent-style-name="Normal" style:family="paragraph">
      <style:text-properties fo:hyphenate="true"/>
    </style:style>
    <style:style style:name="P135" style:parent-style-name="Normal" style:family="paragraph">
      <style:text-properties fo:hyphenate="true"/>
    </style:style>
    <style:style style:name="P136" style:parent-style-name="Normal" style:family="paragraph">
      <style:text-properties fo:hyphenate="true"/>
    </style:style>
    <style:style style:name="P137" style:parent-style-name="Normal" style:family="paragraph">
      <style:text-properties fo:hyphenate="true"/>
    </style:style>
    <style:style style:name="P138" style:parent-style-name="Normal" style:family="paragraph">
      <style:text-properties fo:hyphenate="true"/>
    </style:style>
    <style:style style:name="P139" style:parent-style-name="Normal" style:family="paragraph">
      <style:text-properties fo:hyphenate="true"/>
    </style:style>
    <style:style style:name="P140" style:parent-style-name="Normal" style:family="paragraph">
      <style:text-properties fo:hyphenate="true"/>
    </style:style>
    <style:style style:name="P141" style:parent-style-name="Normal" style:family="paragraph">
      <style:text-properties fo:hyphenate="true"/>
    </style:style>
    <style:style style:name="P142" style:parent-style-name="Normal" style:family="paragraph">
      <style:text-properties fo:hyphenate="true"/>
    </style:style>
    <style:style style:name="P143" style:parent-style-name="Normal" style:family="paragraph">
      <style:text-properties fo:hyphenate="true"/>
    </style:style>
    <style:style style:name="P144" style:parent-style-name="Normal" style:family="paragraph">
      <style:text-properties fo:hyphenate="true"/>
    </style:style>
    <style:style style:name="P145" style:parent-style-name="Normal" style:family="paragraph">
      <style:text-properties fo:hyphenate="true"/>
    </style:style>
    <style:style style:name="P146" style:parent-style-name="Normal" style:family="paragraph">
      <style:text-properties fo:hyphenate="true"/>
    </style:style>
    <style:style style:name="P147" style:parent-style-name="Normal" style:family="paragraph">
      <style:text-properties fo:hyphenate="true"/>
    </style:style>
    <style:style style:name="P148" style:parent-style-name="Normal" style:family="paragraph">
      <style:text-properties fo:hyphenate="true"/>
    </style:style>
    <style:style style:name="P149" style:parent-style-name="Normal" style:family="paragraph">
      <style:text-properties fo:hyphenate="true"/>
    </style:style>
    <style:style style:name="P150" style:parent-style-name="Normal" style:family="paragraph">
      <style:text-properties fo:hyphenate="true"/>
    </style:style>
    <style:style style:name="P151" style:parent-style-name="Normal" style:family="paragraph">
      <style:text-properties fo:hyphenate="true"/>
    </style:style>
    <style:style style:name="P152" style:parent-style-name="Normal" style:family="paragraph">
      <style:text-properties fo:hyphenate="true"/>
    </style:style>
    <style:style style:name="P153" style:parent-style-name="Normal" style:family="paragraph">
      <style:text-properties fo:hyphenate="true"/>
    </style:style>
    <style:style style:name="P154" style:parent-style-name="Normal" style:family="paragraph">
      <style:text-properties fo:hyphenate="true"/>
    </style:style>
    <style:style style:name="P155" style:parent-style-name="Normal" style:family="paragraph">
      <style:text-properties fo:hyphenate="true"/>
    </style:style>
    <style:style style:name="P156" style:parent-style-name="Normal" style:family="paragraph">
      <style:text-properties fo:hyphenate="true"/>
    </style:style>
    <style:style style:name="P157" style:parent-style-name="Normal" style:family="paragraph">
      <style:text-properties fo:hyphenate="true"/>
    </style:style>
    <style:style style:name="P158" style:parent-style-name="Normal" style:family="paragraph">
      <style:text-properties fo:hyphenate="true"/>
    </style:style>
    <style:style style:name="P159" style:parent-style-name="Normal" style:family="paragraph">
      <style:text-properties fo:hyphenate="true"/>
    </style:style>
    <style:style style:name="P160" style:parent-style-name="Normal" style:family="paragraph">
      <style:text-properties fo:hyphenate="true"/>
    </style:style>
    <style:style style:name="P161" style:parent-style-name="Normal" style:family="paragraph">
      <style:text-properties fo:hyphenate="true"/>
    </style:style>
    <style:style style:name="P162" style:parent-style-name="Normal" style:family="paragraph">
      <style:text-properties fo:hyphenate="true"/>
    </style:style>
    <style:style style:name="P163" style:parent-style-name="Normal" style:family="paragraph">
      <style:text-properties fo:hyphenate="true"/>
    </style:style>
    <style:style style:name="P164" style:parent-style-name="Normal" style:family="paragraph">
      <style:text-properties fo:hyphenate="true"/>
    </style:style>
    <style:style style:name="P165" style:parent-style-name="Normal" style:family="paragraph">
      <style:text-properties fo:hyphenate="true"/>
    </style:style>
    <style:style style:name="P166" style:parent-style-name="Normal" style:family="paragraph">
      <style:text-properties fo:hyphenate="true"/>
    </style:style>
    <style:style style:name="P167" style:parent-style-name="Normal" style:family="paragraph">
      <style:text-properties fo:hyphenate="true"/>
    </style:style>
    <style:style style:name="P168" style:parent-style-name="Normal" style:family="paragraph">
      <style:text-properties fo:hyphenate="true"/>
    </style:style>
    <style:style style:name="P169" style:parent-style-name="Normal" style:family="paragraph">
      <style:text-properties fo:hyphenate="true"/>
    </style:style>
    <style:style style:name="P170" style:parent-style-name="Normal" style:family="paragraph">
      <style:text-properties fo:hyphenate="true"/>
    </style:style>
    <style:style style:name="P171" style:parent-style-name="Normal" style:family="paragraph">
      <style:text-properties fo:hyphenate="true"/>
    </style:style>
    <style:style style:name="P172" style:parent-style-name="Normal" style:family="paragraph">
      <style:text-properties fo:hyphenate="true"/>
    </style:style>
    <style:style style:name="P173" style:parent-style-name="Normal" style:family="paragraph">
      <style:text-properties fo:hyphenate="true"/>
    </style:style>
    <style:style style:name="P174" style:parent-style-name="Normal" style:family="paragraph">
      <style:text-properties fo:hyphenate="true"/>
    </style:style>
    <style:style style:name="P175" style:parent-style-name="Normal" style:family="paragraph">
      <style:text-properties fo:hyphenate="true"/>
    </style:style>
    <style:style style:name="P176" style:parent-style-name="Normal" style:family="paragraph">
      <style:text-properties fo:hyphenate="true"/>
    </style:style>
    <style:style style:name="P177" style:parent-style-name="Normal" style:family="paragraph">
      <style:text-properties fo:hyphenate="true"/>
    </style:style>
    <style:style style:name="P178" style:parent-style-name="Normal" style:family="paragraph">
      <style:text-properties fo:hyphenate="true"/>
    </style:style>
    <style:style style:name="P179" style:parent-style-name="Normal" style:family="paragraph">
      <style:text-properties fo:hyphenate="true"/>
    </style:style>
    <style:style style:name="P180" style:parent-style-name="Normal" style:family="paragraph">
      <style:text-properties fo:hyphenate="true"/>
    </style:style>
    <style:style style:name="P181" style:parent-style-name="Normal" style:family="paragraph">
      <style:text-properties fo:hyphenate="true"/>
    </style:style>
    <style:style style:name="P182" style:parent-style-name="Normal" style:family="paragraph">
      <style:text-properties fo:hyphenate="true"/>
    </style:style>
    <style:style style:name="P183" style:parent-style-name="Normal" style:family="paragraph">
      <style:text-properties fo:hyphenate="true"/>
    </style:style>
    <style:style style:name="P184" style:parent-style-name="Normal" style:family="paragraph">
      <style:text-properties fo:hyphenate="true"/>
    </style:style>
    <style:style style:name="P185" style:parent-style-name="Normal" style:family="paragraph">
      <style:text-properties fo:font-weight="bold" style:font-weight-asian="bold" fo:hyphenate="true"/>
    </style:style>
    <style:style style:name="P186" style:parent-style-name="Normal" style:family="paragraph">
      <style:text-properties fo:font-weight="bold" style:font-weight-asian="bold" fo:hyphenate="true"/>
    </style:style>
    <style:style style:name="P187" style:parent-style-name="Normal" style:family="paragraph">
      <style:text-properties fo:hyphenate="true"/>
    </style:style>
    <style:style style:name="P188" style:parent-style-name="Normal" style:family="paragraph">
      <style:text-properties fo:hyphenate="true"/>
    </style:style>
    <style:style style:name="P189" style:parent-style-name="Normal" style:family="paragraph">
      <style:text-properties fo:hyphenate="true"/>
    </style:style>
    <style:style style:name="P190" style:parent-style-name="Normal" style:family="paragraph">
      <style:text-properties fo:hyphenate="true"/>
    </style:style>
    <style:style style:name="P191" style:parent-style-name="Normal" style:family="paragraph">
      <style:text-properties fo:hyphenate="true"/>
    </style:style>
    <style:style style:name="P192" style:parent-style-name="Normal" style:family="paragraph">
      <style:text-properties fo:hyphenate="true"/>
    </style:style>
    <style:style style:name="P193" style:parent-style-name="Normal" style:family="paragraph">
      <style:text-properties fo:hyphenate="true"/>
    </style:style>
    <style:style style:name="P194" style:parent-style-name="Normal" style:family="paragraph">
      <style:text-properties fo:hyphenate="true"/>
    </style:style>
    <style:style style:name="P195" style:parent-style-name="Normal" style:family="paragraph">
      <style:text-properties fo:hyphenate="true"/>
    </style:style>
    <style:style style:name="P196" style:parent-style-name="Normal" style:family="paragraph">
      <style:text-properties fo:hyphenate="true"/>
    </style:style>
    <style:style style:name="P197" style:parent-style-name="Normal" style:family="paragraph">
      <style:text-properties fo:hyphenate="true"/>
    </style:style>
    <style:style style:name="P198" style:parent-style-name="Normal" style:family="paragraph">
      <style:text-properties fo:hyphenate="true"/>
    </style:style>
    <style:style style:name="P199" style:parent-style-name="Normal" style:family="paragraph">
      <style:text-properties fo:hyphenate="true"/>
    </style:style>
    <style:style style:name="P200" style:parent-style-name="Normal" style:family="paragraph">
      <style:text-properties fo:hyphenate="true"/>
    </style:style>
    <style:style style:name="P201" style:parent-style-name="Normal" style:family="paragraph">
      <style:text-properties fo:hyphenate="true"/>
    </style:style>
    <style:style style:name="P202" style:parent-style-name="Normal" style:family="paragraph">
      <style:text-properties fo:hyphenate="true"/>
    </style:style>
    <style:style style:name="P203" style:parent-style-name="Normal" style:family="paragraph">
      <style:text-properties fo:hyphenate="true"/>
    </style:style>
    <style:style style:name="P204" style:parent-style-name="Normal" style:family="paragraph">
      <style:text-properties fo:hyphenate="true"/>
    </style:style>
    <style:style style:name="P205" style:parent-style-name="Normal" style:family="paragraph">
      <style:text-properties fo:hyphenate="true"/>
    </style:style>
    <style:style style:name="P206" style:parent-style-name="Normal" style:family="paragraph">
      <style:text-properties fo:hyphenate="true"/>
    </style:style>
    <style:style style:name="P207" style:parent-style-name="Normal" style:family="paragraph">
      <style:text-properties fo:hyphenate="true"/>
    </style:style>
    <style:style style:name="P208" style:parent-style-name="Normal" style:family="paragraph">
      <style:text-properties fo:hyphenate="true"/>
    </style:style>
    <style:style style:name="P209" style:parent-style-name="Normal" style:family="paragraph">
      <style:text-properties fo:hyphenate="true"/>
    </style:style>
    <style:style style:name="P210" style:parent-style-name="Normal" style:family="paragraph">
      <style:text-properties fo:hyphenate="true"/>
    </style:style>
    <style:style style:name="P211" style:parent-style-name="Normal" style:family="paragraph">
      <style:text-properties fo:hyphenate="true"/>
    </style:style>
    <style:style style:name="P212" style:parent-style-name="Normal" style:family="paragraph">
      <style:text-properties fo:hyphenate="true"/>
    </style:style>
    <style:style style:name="P213" style:parent-style-name="Normal" style:family="paragraph">
      <style:text-properties fo:hyphenate="true"/>
    </style:style>
    <style:style style:name="P214" style:parent-style-name="Normal" style:family="paragraph">
      <style:text-properties fo:hyphenate="true"/>
    </style:style>
    <style:style style:name="P215" style:parent-style-name="Normal" style:family="paragraph">
      <style:text-properties fo:hyphenate="true"/>
    </style:style>
    <style:style style:name="P216" style:parent-style-name="Normal" style:family="paragraph">
      <style:text-properties fo:hyphenate="true"/>
    </style:style>
    <style:style style:name="P217" style:parent-style-name="Normal" style:family="paragraph">
      <style:text-properties fo:hyphenate="true"/>
    </style:style>
    <style:style style:name="P218" style:parent-style-name="Normal" style:family="paragraph">
      <style:text-properties fo:hyphenate="true"/>
    </style:style>
    <style:style style:name="P219" style:parent-style-name="Standard" style:family="paragraph">
      <style:text-properties fo:font-weight="bold" style:font-weight-asian="bold"/>
    </style:style>
    <style:style style:name="P220" style:parent-style-name="Standard" style:family="paragraph">
      <style:text-properties fo:font-weight="bold" style:font-weight-asian="bold"/>
    </style:style>
    <style:style style:name="P221" style:parent-style-name="Standard" style:family="paragraph">
      <style:text-properties fo:font-weight="bold" style:font-weight-asian="bold"/>
    </style:style>
    <style:style style:name="P22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3" style:parent-style-name="Standard" style:family="paragraph">
      <style:text-properties fo:font-weight="bold" style:font-weight-asian="bold"/>
    </style:style>
    <style:style style:name="P224" style:parent-style-name="Standard" style:family="paragraph">
      <style:text-properties fo:font-weight="bold" style:font-weight-asian="bold"/>
    </style:style>
    <style:style style:name="P225" style:parent-style-name="Standard" style:family="paragraph">
      <style:text-properties fo:font-weight="bold" style:font-weight-asian="bold"/>
    </style:style>
    <style:style style:name="P226" style:parent-style-name="Standard" style:family="paragraph">
      <style:text-properties fo:font-weight="bold" style:font-weight-asian="bold"/>
    </style:style>
    <style:style style:name="P227" style:parent-style-name="Standard" style:family="paragraph">
      <style:text-properties fo:font-weight="bold" style:font-weight-asian="bold"/>
    </style:style>
    <style:style style:name="P228" style:parent-style-name="Standard" style:family="paragraph">
      <style:text-properties fo:font-weight="bold" style:font-weight-asian="bold"/>
    </style:style>
    <style:style style:name="P229" style:parent-style-name="Standard" style:family="paragraph">
      <style:text-properties fo:font-weight="bold" style:font-weight-asian="bold"/>
    </style:style>
    <style:style style:name="P230" style:parent-style-name="Standard" style:family="paragraph">
      <style:paragraph-properties fo:text-indent="0.4923in"/>
    </style:style>
    <style:style style:name="P231" style:parent-style-name="Standard" style:family="paragraph">
      <style:text-properties fo:font-weight="bold" style:font-weight-asian="bold"/>
    </style:style>
    <style:style style:name="T232" style:parent-style-name="DefaultParagraphFont" style:family="text">
      <style:text-properties fo:font-weight="bold" style:font-weight-asian="bold"/>
    </style:style>
    <style:style style:name="T233" style:parent-style-name="DefaultParagraphFont" style:family="text">
      <style:text-properties fo:font-weight="bold" style:font-weight-asian="bold"/>
    </style:style>
    <style:style style:name="P234" style:parent-style-name="Standard" style:family="paragraph">
      <style:text-properties fo:font-weight="bold" style:font-weight-asian="bold"/>
    </style:style>
    <style:style style:name="P235" style:parent-style-name="Standard" style:family="paragraph">
      <style:text-properties fo:font-weight="bold" style:font-weight-asian="bold"/>
    </style:style>
    <style:style style:name="P236" style:parent-style-name="Standard" style:family="paragraph">
      <style:text-properties fo:font-weight="bold" style:font-weight-asian="bold"/>
    </style:style>
    <style:style style:name="P237" style:parent-style-name="Standard" style:family="paragraph">
      <style:text-properties fo:font-weight="bold" style:font-weight-asian="bold"/>
    </style:style>
    <style:style style:name="P238" style:parent-style-name="Standard" style:family="paragraph">
      <style:text-properties fo:font-weight="bold" style:font-weight-asian="bold"/>
    </style:style>
    <style:style style:name="P239" style:parent-style-name="Standard" style:family="paragraph">
      <style:text-properties fo:font-weight="bold" style:font-weight-asian="bold"/>
    </style:style>
    <style:style style:name="P240" style:parent-style-name="Standard" style:family="paragraph">
      <style:text-properties fo:font-weight="bold" style:font-weight-asian="bold"/>
    </style:style>
    <style:style style:name="P241" style:parent-style-name="Standard" style:family="paragraph">
      <style:text-properties fo:font-weight="bold" style:font-weight-asian="bold"/>
    </style:style>
    <style:style style:name="P242" style:parent-style-name="Standard" style:family="paragraph">
      <style:text-properties fo:font-weight="bold" style:font-weight-asian="bold"/>
    </style:style>
    <style:style style:name="T243" style:parent-style-name="DefaultParagraphFont" style:family="text">
      <style:text-properties fo:font-weight="bold" style:font-weight-asian="bold"/>
    </style:style>
    <style:style style:name="P244" style:parent-style-name="Standard" style:family="paragraph">
      <style:text-properties fo:font-weight="bold" style:font-weight-asian="bold"/>
    </style:style>
    <style:style style:name="P245" style:parent-style-name="Standard" style:family="paragraph">
      <style:text-properties fo:font-weight="bold" style:font-weight-asian="bold"/>
    </style:style>
    <style:style style:name="P246" style:parent-style-name="Standard" style:family="paragraph">
      <style:text-properties fo:font-weight="bold" style:font-weight-asian="bold"/>
    </style:style>
    <style:style style:name="P247" style:parent-style-name="Standard" style:family="paragraph">
      <style:text-properties fo:font-weight="bold" style:font-weight-asian="bold"/>
    </style:style>
    <style:style style:name="P248" style:parent-style-name="Standard" style:family="paragraph">
      <style:text-properties fo:font-weight="bold" style:font-weight-asian="bold"/>
    </style:style>
    <style:style style:name="P249" style:parent-style-name="Standard" style:family="paragraph">
      <style:text-properties fo:font-weight="bold" style:font-weight-asian="bold"/>
    </style:style>
    <style:style style:name="P250" style:parent-style-name="Standard" style:family="paragraph">
      <style:text-properties fo:font-weight="bold" style:font-weight-asian="bold"/>
    </style:style>
    <style:style style:name="P251" style:parent-style-name="Standard" style:family="paragraph">
      <style:text-properties fo:font-weight="bold" style:font-weight-asian="bold"/>
    </style:style>
    <style:style style:name="P252" style:parent-style-name="Standard" style:family="paragraph">
      <style:text-properties fo:font-weight="bold" style:font-weight-asian="bold"/>
    </style:style>
    <style:style style:name="P253" style:parent-style-name="Standard" style:family="paragraph">
      <style:text-properties fo:font-weight="bold" style:font-weight-asian="bold"/>
    </style:style>
    <style:style style:name="P254" style:parent-style-name="Standard" style:family="paragraph">
      <style:text-properties fo:font-weight="bold" style:font-weight-asian="bold"/>
    </style:style>
    <style:style style:name="T255" style:parent-style-name="DefaultParagraphFont" style:family="text">
      <style:text-properties fo:font-weight="bold" style:font-weight-asian="bold"/>
    </style:style>
    <style:style style:name="T256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257" style:parent-style-name="DefaultParagraphFont" style:family="text">
      <style:text-properties fo:font-weight="bold" style:font-weight-asian="bold"/>
    </style:style>
    <style:style style:name="T258" style:parent-style-name="DefaultParagraphFont" style:family="text">
      <style:text-properties fo:font-weight="bold" style:font-weight-asian="bold" style:text-position="super 66.6%"/>
    </style:style>
    <style:style style:name="T259" style:parent-style-name="DefaultParagraphFont" style:family="text">
      <style:text-properties fo:font-weight="bold" style:font-weight-asian="bold"/>
    </style:style>
    <style:style style:name="T260" style:parent-style-name="DefaultParagraphFont" style:family="text">
      <style:text-properties fo:font-weight="bold" style:font-weight-asian="bold" style:text-position="super 66.6%"/>
    </style:style>
    <style:style style:name="T261" style:parent-style-name="DefaultParagraphFont" style:family="text">
      <style:text-properties fo:font-weight="bold" style:font-weight-asian="bold"/>
    </style:style>
    <style:style style:name="P262" style:parent-style-name="Standard" style:family="paragraph">
      <style:text-properties fo:font-weight="bold" style:font-weight-asian="bold"/>
    </style:style>
    <style:style style:name="P263" style:parent-style-name="Standard" style:family="paragraph">
      <style:text-properties fo:font-weight="bold" style:font-weight-asian="bold"/>
    </style:style>
    <style:style style:name="P264" style:parent-style-name="Standard" style:family="paragraph">
      <style:text-properties fo:font-weight="bold" style:font-weight-asian="bold"/>
    </style:style>
    <style:style style:name="P265" style:parent-style-name="Standard" style:family="paragraph">
      <style:text-properties fo:font-weight="bold" style:font-weight-asian="bold"/>
    </style:style>
    <style:style style:name="T266" style:parent-style-name="DefaultParagraphFont" style:family="text">
      <style:text-properties fo:font-weight="bold" style:font-weight-asian="bold"/>
    </style:style>
    <style:style style:name="T267" style:parent-style-name="DefaultParagraphFont" style:family="text">
      <style:text-properties fo:font-weight="bold" style:font-weight-asian="bold"/>
    </style:style>
    <style:style style:name="T268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269" style:parent-style-name="DefaultParagraphFont" style:family="text">
      <style:text-properties fo:font-weight="bold" style:font-weight-asian="bold"/>
    </style:style>
    <style:style style:name="T270" style:parent-style-name="DefaultParagraphFont" style:family="text">
      <style:text-properties fo:font-weight="bold" style:font-weight-asian="bold" style:text-position="super 66.6%"/>
    </style:style>
    <style:style style:name="T271" style:parent-style-name="DefaultParagraphFont" style:family="text">
      <style:text-properties fo:font-weight="bold" style:font-weight-asian="bold"/>
    </style:style>
    <style:style style:name="P272" style:parent-style-name="Standard" style:family="paragraph">
      <style:text-properties fo:font-weight="bold" style:font-weight-asian="bold"/>
    </style:style>
    <style:style style:name="P273" style:parent-style-name="Standard" style:family="paragraph">
      <style:text-properties fo:font-weight="bold" style:font-weight-asian="bold"/>
    </style:style>
    <style:style style:name="P274" style:parent-style-name="Standard" style:family="paragraph">
      <style:text-properties fo:font-weight="bold" style:font-weight-asian="bold"/>
    </style:style>
    <style:style style:name="P275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ASSIGNMENT 02</text:p>
      <text:p text:style-name="P2"/>
      <text:p text:style-name="P3">Left Recursion Removal-</text:p>
      <text:p text:style-name="P4"/>
      <text:p text:style-name="Standard">#include&lt;stdio.h&gt;</text:p>
      <text:p text:style-name="Standard">#include&lt;string.h&gt;</text:p>
      <text:p text:style-name="Standard"/>
      <text:p text:style-name="Standard">int main(){</text:p>
      <text:p text:style-name="Standard"><text:tab/>printf("Enter no. of productions.");</text:p>
      <text:p text:style-name="Standard"><text:tab/>int i,n;</text:p>
      <text:p text:style-name="Standard"><text:tab/>scanf("%d",&amp;n);</text:p>
      <text:p text:style-name="Standard"><text:tab/>printf("Note:\nEnter valid Productions\n");</text:p>
      <text:p text:style-name="Standard"><text:tab/>for(i=0;i&lt;n;i++){</text:p>
      <text:p text:style-name="Standard"><text:tab/><text:tab/>char p[20];</text:p>
      <text:p text:style-name="Standard"><text:tab/><text:tab/>printf("\nEnter Production %d:",i+1);</text:p>
      <text:p text:style-name="Standard"><text:tab/><text:tab/>scanf("%s",p);</text:p>
      <text:p text:style-name="Standard"><text:tab/><text:tab/>//printf("%s",p);</text:p>
      <text:p text:style-name="Standard"><text:tab/><text:tab/></text:p>
      <text:p text:style-name="Standard"><text:tab/><text:tab/>int len=strlen(p);</text:p>
      <text:p text:style-name="Standard"><text:tab/><text:tab/>//printf("%d",len);</text:p>
      <text:p text:style-name="Standard"><text:tab/><text:tab/>int j,pipe_index;</text:p>
      <text:p text:style-name="Standard"><text:tab/><text:tab/>if(p[0]==p[3] &amp;&amp; p[1]=='-' &amp;&amp; p[2]=='&gt;'){</text:p>
      <text:p text:style-name="Standard"><text:tab/><text:tab/><text:tab/>for(j=0;j&lt;len;j++){</text:p>
      <text:p text:style-name="Standard"><text:tab/><text:tab/><text:tab/><text:tab/>if(p[j]=='|')<text:tab/>{pipe_index=j;<text:tab/>break;}</text:p>
      <text:p text:style-name="Standard"><text:tab/><text:tab/><text:tab/><text:tab/>else<text:tab/><text:tab/><text:tab/>pipe_index=21;</text:p>
      <text:p text:style-name="Standard"><text:tab/><text:tab/><text:tab/>}</text:p>
      <text:p text:style-name="Standard"><text:tab/><text:tab/><text:tab/>//printf("%d ",pipe_index);</text:p>
      <text:p text:style-name="Standard"><text:tab/><text:tab/><text:tab/>int <text:s/>rest=pipe_index-3-1;</text:p>
      <text:p text:style-name="Standard"><text:tab/><text:tab/><text:tab/>//printf("%d ",rest);</text:p>
      <text:p text:style-name="Standard"><text:tab/><text:tab/><text:tab/>int position=4;</text:p>
      <text:p text:style-name="Standard"><text:tab/><text:tab/><text:tab/>int length=rest,c=0;</text:p>
      <text:p text:style-name="Standard"><text:tab/><text:tab/><text:tab/>char sub1[20],sub2[20],sub3[20];</text:p>
      <text:p text:style-name="Standard"><text:tab/><text:tab/><text:tab/>while (c &lt; length) {</text:p>
      <text:p text:style-name="Standard"><text:s text:c="6"/><text:tab/><text:tab/><text:tab/>sub1[c] = p[position+c];</text:p>
      <text:p text:style-name="Standard"><text:s text:c="6"/><text:tab/><text:tab/><text:tab/>c++;</text:p>
      <text:p text:style-name="Standard"><text:s text:c="3"/><text:tab/><text:tab/><text:tab/>}</text:p>
      <text:p text:style-name="Standard"><text:s text:c="3"/><text:tab/><text:tab/><text:tab/>sub1[c] = '\0';<text:s/></text:p>
      <text:p text:style-name="Standard"><text:s text:c="3"/><text:tab/><text:tab/><text:tab/>//printf("Required substring is \"%s\"\n", sub1);</text:p>
      <text:p text:style-name="Standard"><text:s text:c="3"/><text:tab/><text:tab/><text:tab/></text:p>
      <text:p text:style-name="Standard"><text:s text:c="3"/><text:tab/><text:tab/><text:tab/>position=0;</text:p>
      <text:p text:style-name="Standard"><text:tab/><text:tab/><text:tab/>length=3;</text:p>
      <text:p text:style-name="Standard"><text:tab/><text:tab/><text:tab/>c=0;</text:p>
      <text:p text:style-name="Standard"><text:tab/><text:tab/><text:tab/>while (c &lt; length) {</text:p>
      <text:p text:style-name="Standard"><text:s text:c="6"/><text:tab/><text:tab/><text:tab/>sub2[c] = p[position+c];</text:p>
      <text:p text:style-name="Standard"><text:s text:c="6"/><text:tab/><text:tab/><text:tab/>c++;</text:p>
      <text:p text:style-name="Standard"><text:s text:c="3"/><text:tab/><text:tab/><text:tab/>}</text:p>
      <text:p text:style-name="Standard"><text:s text:c="3"/><text:tab/><text:tab/><text:tab/>sub2[c] = '\0';<text:s/></text:p>
      <text:p text:style-name="Standard"><text:s text:c="3"/><text:tab/><text:tab/><text:tab/></text:p>
      <text:p text:style-name="Standard"><text:s text:c="3"/><text:tab/><text:tab/><text:tab/>sub3[0]=p[pipe_index+1];</text:p>
      <text:p text:style-name="Standard"><text:s text:c="3"/><text:tab/><text:tab/><text:tab/>sub3[1] = '\0';<text:s/></text:p>
      <text:p text:style-name="Standard"><text:s text:c="3"/><text:tab/><text:tab/><text:tab/></text:p>
      <text:p text:style-name="Standard"><text:s text:c="3"/><text:tab/><text:tab/><text:tab/>//printf("Required substring is \"%s\"\n", sub3);</text:p>
      <text:p text:style-name="Standard"><text:s text:c="3"/><text:tab/><text:tab/><text:tab/></text:p>
      <text:p text:style-name="Standard"><text:s text:c="3"/><text:tab/><text:tab/><text:tab/>char p1[20],p2[20];</text:p>
      <text:p text:style-name="Standard"><text:s text:c="3"/><text:tab/><text:tab/><text:tab/>p1[0]= '\0';</text:p>
      <text:p text:style-name="Standard"><text:s text:c="3"/><text:tab/><text:tab/><text:tab/>strcat(p1,sub2);</text:p>
      <text:p text:style-name="Standard"><text:s text:c="3"/><text:tab/><text:tab/><text:tab/>strcat(p1,sub3);</text:p>
      <text:p text:style-name="Standard"><text:tab/><text:tab/><text:tab/>p2[0]=p[0];</text:p>
      <text:p text:style-name="Standard"><text:tab/><text:tab/><text:tab/>p2[1]='\'';</text:p>
      <text:p text:style-name="Standard"><text:tab/><text:tab/><text:tab/>strcat(p1,p2);</text:p>
      <text:p text:style-name="Standard"><text:tab/><text:tab/><text:tab/></text:p>
      <text:p text:style-name="Standard"><text:tab/><text:tab/><text:tab/>printf("%s\n", p1);</text:p>
      <text:p text:style-name="Standard"><text:tab/><text:tab/><text:tab/></text:p>
      <text:p text:style-name="Standard"><text:tab/><text:tab/><text:tab/>p2[2]='-';</text:p>
      <text:p text:style-name="Standard"><text:tab/><text:tab/><text:tab/>p2[3]='&gt;';</text:p>
      <text:p text:style-name="Standard"><text:tab/><text:tab/><text:tab/>p2[4]= '\0';</text:p>
      <text:p text:style-name="Standard"><text:tab/><text:tab/><text:tab/>strcat(p2,sub1);</text:p>
      <text:p text:style-name="Standard"><text:tab/><text:tab/><text:tab/></text:p>
      <text:p text:style-name="Standard"><text:tab/><text:tab/><text:tab/>char e_dash[3];</text:p>
      <text:p text:style-name="Standard"><text:tab/><text:tab/><text:tab/>e_dash[0]=p[0];</text:p>
      <text:p text:style-name="Standard"><text:tab/><text:tab/><text:tab/>e_dash[1]='\'';</text:p>
      <text:p text:style-name="Standard"><text:tab/><text:tab/><text:tab/>e_dash[2]='\0';</text:p>
      <text:p text:style-name="Standard"><text:tab/><text:tab/><text:tab/>strcat(p2,e_dash);</text:p>
      <text:p text:style-name="Standard"><text:s text:c="3"/><text:tab/><text:tab/><text:tab/>//printf("Required substring is \"%s\"\n", p2);</text:p>
      <text:p text:style-name="Standard"><text:tab/><text:tab/><text:tab/></text:p>
      <text:p text:style-name="Standard"><text:tab/><text:tab/><text:tab/>char epsilon[3];</text:p>
      <text:p text:style-name="Standard"><text:tab/><text:tab/><text:tab/>epsilon[0]='|';</text:p>
      <text:p text:style-name="Standard"><text:tab/><text:tab/><text:tab/>epsilon[1]='@';</text:p>
      <text:p text:style-name="Standard"><text:tab/><text:tab/><text:tab/>epsilon[2]='\0';</text:p>
      <text:p text:style-name="Standard"><text:tab/><text:tab/><text:tab/></text:p>
      <text:p text:style-name="Standard"><text:tab/><text:tab/><text:tab/>if(sub3[0]!='\0' &amp;&amp; pipe_index!=21){</text:p>
      <text:p text:style-name="Standard"><text:tab/><text:tab/><text:tab/><text:tab/>strcat(p2,epsilon);</text:p>
      <text:p text:style-name="Standard"><text:tab/><text:tab/><text:tab/>}</text:p>
      <text:p text:style-name="Standard"><text:tab/><text:tab/><text:tab/>printf("%s\n", p2);</text:p>
      <text:p text:style-name="Standard"><text:s text:c="3"/><text:tab/><text:tab/>}</text:p>
      <text:p text:style-name="Standard"><text:s text:c="3"/><text:tab/><text:tab/>else<text:tab/>printf("\nNot a Left-Recursive Grammar");</text:p>
      <text:p text:style-name="Standard"><text:tab/>}</text:p>
      <text:p text:style-name="Standard"><text:tab/>printf("\n\nNote:\nEpsilon symbol='@'");</text:p>
      <text:p text:style-name="Standard">}</text:p>
      <text:p text:style-name="Standard"/>
      <text:p text:style-name="Standard"/>
      <text:p text:style-name="Standard"/>
      <text:p text:style-name="P5">Output-</text:p>
      <text:p text:style-name="P6"/>
      <text:p text:style-name="P7">Enter no. of productions: 1</text:p>
      <text:p text:style-name="P8">Note:</text:p>
      <text:p text:style-name="P9">Enter valid Productions</text:p>
      <text:p text:style-name="P10"/>
      <text:p text:style-name="P11">Enter Production 1:</text:p>
      <text:p text:style-name="P12">E-&gt;E+T|T</text:p>
      <text:p text:style-name="P13"/>
      <text:p text:style-name="P14">E-&gt;TE'</text:p>
      <text:p text:style-name="P15">E'-&gt;+TE'|@</text:p>
      <text:p text:style-name="P16"/>
      <text:p text:style-name="P17">ASSIGNMENT 03</text:p>
      <text:p text:style-name="P18"/>
      <text:p text:style-name="P19">First and Follow-</text:p>
      <text:p text:style-name="P20"/>
      <text:p text:style-name="P21">#include&lt;stdio.h&gt;</text:p>
      <text:p text:style-name="P22">#include&lt;ctype.h&gt;</text:p>
      <text:p text:style-name="P23">#include&lt;string.h&gt;</text:p>
      <text:p text:style-name="P24">void FIRST(char[],char );</text:p>
      <text:p text:style-name="P25">void addToResultSet(char[],char);</text:p>
      <text:p text:style-name="P26">int size,m=0;</text:p>
      <text:p text:style-name="P27">char a[10][10],followResult[10];</text:p>
      <text:p text:style-name="P28">void follow(char c);</text:p>
      <text:p text:style-name="P29">void temp(char c);</text:p>
      <text:p text:style-name="P30">void addToResultFollow(char);</text:p>
      <text:p text:style-name="P31"/>
      <text:p text:style-name="P32">void main(){</text:p>
      <text:p text:style-name="P33"><text:s text:c="4"/>int i;</text:p>
      <text:p text:style-name="P34"><text:s text:c="4"/>char c;</text:p>
      <text:p text:style-name="P35"><text:s text:c="4"/>char result[20];</text:p>
      <text:p text:style-name="P36"><text:s text:c="4"/>printf("How many number of productions ? :");</text:p>
      <text:p text:style-name="P37"><text:s text:c="4"/>scanf(" %d",&amp;size);</text:p>
      <text:p text:style-name="P38"><text:s text:c="4"/>printf("Epsilon==&gt;@\n");</text:p>
      <text:p text:style-name="P39"><text:s text:c="4"/>for(i=0;i&lt;size;i++){</text:p>
      <text:p text:style-name="P40"><text:s text:c="8"/>printf("Enter productions Number %d : ",i+1);</text:p>
      <text:p text:style-name="P41"><text:s text:c="8"/>scanf(" %s",a[i]);</text:p>
      <text:p text:style-name="P42"><text:s text:c="4"/>}</text:p>
      <text:p text:style-name="P43"><text:s text:c="4"/>int flag=0;</text:p>
      <text:p text:style-name="P44"><text:s text:c="4"/>for(i=0;i&lt;size;i++){</text:p>
      <text:p text:style-name="P45"><text:s text:c="4"/><text:tab/>if( islower(a[i][0]))<text:tab/>flag=1;<text:tab/></text:p>
      <text:p text:style-name="P46"><text:tab/><text:tab/>if(a[i][0]==a[i][3])<text:tab/>flag=2;</text:p>
      <text:p text:style-name="P47"><text:tab/><text:tab/>if(flag==1 || flag==2)<text:tab/>break;</text:p>
      <text:p text:style-name="P48"><text:tab/>}</text:p>
      <text:p text:style-name="P49"><text:tab/></text:p>
      <text:p text:style-name="P50"><text:tab/>if(flag==0){</text:p>
      <text:p text:style-name="P51"><text:tab/></text:p>
      <text:p text:style-name="P52"><text:s text:c="4"/>int b[size],cx=0,cnt=0;</text:p>
      <text:p text:style-name="P53"><text:s text:c="4"/>for(i=0;i&lt;size;i++)<text:tab/>b[i]='\0';<text:tab/><text:tab/><text:tab/>//initialize array b[] by NULL</text:p>
      <text:p text:style-name="P54"><text:s text:c="4"/>for(i=0; i&lt;size; i++){<text:tab/><text:tab/><text:tab/><text:tab/><text:tab/>//stores LHS values in b[] array<text:s/></text:p>
      <text:p text:style-name="P55"><text:tab/>cx=0;</text:p>
      <text:p text:style-name="P56"><text:tab/>int j;</text:p>
      <text:p text:style-name="P57"><text:s text:c="4"/>for(j=0;j&lt;i+1;j++){<text:tab/><text:tab/><text:tab/><text:tab/><text:tab/><text:tab/><text:tab/><text:tab/><text:tab/>//check duplicates</text:p>
      <text:p text:style-name="P58"><text:s text:c="8"/>if(a[i][0] == b[j]){</text:p>
      <text:p text:style-name="P59"><text:s text:c="12"/>cx=1; <text:s text:c="3"/></text:p>
      <text:p text:style-name="P60"><text:s text:c="12"/>break;</text:p>
      <text:p text:style-name="P61"><text:s text:c="8"/><text:tab/>} <text:s text:c="3"/></text:p>
      <text:p text:style-name="P62"><text:s text:c="8"/>}</text:p>
      <text:p text:style-name="P63"><text:s text:c="4"/>if(cx !=1){<text:tab/><text:tab/><text:tab/><text:tab/><text:tab/><text:tab/><text:tab/><text:tab/><text:tab/><text:tab/><text:tab/>//store unique values in b[]</text:p>
      <text:p text:style-name="P64"><text:s text:c="6"/>b[cnt] = a[i][0];</text:p>
      <text:p text:style-name="P65"><text:s text:c="6"/>cnt++;</text:p>
      <text:p text:style-name="P66"><text:s text:c="4"/>} <text:s text:c="14"/></text:p>
      <text:p text:style-name="P67"><text:s text:c="4"/>}</text:p>
      <text:p text:style-name="P68"><text:s text:c="4"/></text:p>
      <text:p text:style-name="P69"><text:s text:c="4"/>//for(i=0;i&lt;cnt;i++)<text:tab/><text:tab/>printf("%c ",b[i]);</text:p>
      <text:p text:style-name="P70"><text:s text:c="4"/></text:p>
      <text:p text:style-name="P71"><text:s text:c="4"/>int ii=0;</text:p>
      <text:p text:style-name="P72"><text:s text:c="4"/>while(ii!=cnt){</text:p>
      <text:p text:style-name="P73"><text:s text:c="4"/><text:tab/>c=b[ii];</text:p>
      <text:p text:style-name="P74"><text:s text:c="8"/>FIRST(result,c);<text:s/><text:tab/><text:tab/><text:tab/><text:tab/><text:tab/><text:tab/><text:tab/><text:tab/>//Compute FIRST();</text:p>
      <text:p text:style-name="P75"><text:s text:c="8"/>printf("\n FIRST(%c)= { ",c);</text:p>
      <text:p text:style-name="P76"><text:s text:c="8"/>for(i=0;result[i]!='\0';i++)</text:p>
      <text:p text:style-name="P77"><text:s text:c="8"/>printf(" %c ",result[i]); <text:s text:c="6"/><text:tab/><text:tab/><text:tab/><text:tab/>//Display result<text:tab/></text:p>
      <text:p text:style-name="P78"><text:s text:c="8"/>printf("}\n");</text:p>
      <text:p text:style-name="P79"><text:s text:c="8"/>ii++;</text:p>
      <text:p text:style-name="P80"><text:s text:c="4"/>}</text:p>
      <text:p text:style-name="P81"><text:s text:c="4"/>printf("\n");</text:p>
      <text:p text:style-name="P82"><text:s text:c="4"/>printf("\n");</text:p>
      <text:p text:style-name="P83"><text:s text:c="4"/></text:p>
      <text:p text:style-name="P84"><text:s text:c="4"/></text:p>
      <text:p text:style-name="P85"><text:s text:c="4"/>int ij=0;</text:p>
      <text:p text:style-name="P86"><text:s text:c="4"/>while(ij!=cnt){</text:p>
      <text:p text:style-name="P87"><text:s text:c="4"/><text:tab/>c=b[ij];<text:tab/>//printf("%c ",b[ij]);</text:p>
      <text:p text:style-name="P88"><text:s text:c="8"/>m=0;</text:p>
      <text:p text:style-name="P89"><text:s text:c="8"/>follow(c);<text:tab/><text:tab/><text:tab/><text:tab/><text:tab/><text:tab/><text:tab/><text:tab/><text:tab/><text:tab/>//Compute FOLLOW();</text:p>
      <text:p text:style-name="P90"><text:s text:c="2"/><text:tab/><text:tab/>printf("\n FOLLOW(%c) = { ",c);</text:p>
      <text:p text:style-name="P91"><text:s text:c="2"/><text:tab/><text:tab/>for(i=0;i&lt;m;i++)</text:p>
      <text:p text:style-name="P92"><text:s text:c="3"/><text:tab/><text:tab/><text:tab/>printf(" %c ",followResult[i]);<text:tab/><text:tab/><text:tab/><text:tab/>//Display result</text:p>
      <text:p text:style-name="P93"><text:s text:c="2"/><text:tab/><text:tab/>printf(" }\n");</text:p>
      <text:p text:style-name="P94"><text:s text:c="8"/>ij++;</text:p>
      <text:p text:style-name="P95"><text:s text:c="4"/>}</text:p>
      <text:p text:style-name="P96"><text:tab/>}</text:p>
      <text:p text:style-name="P97"><text:tab/>else if(flag==1){</text:p>
      <text:p text:style-name="P98"><text:tab/><text:tab/>printf("\nNot a valid grammar.....\n");</text:p>
      <text:p text:style-name="P99"><text:tab/>}</text:p>
      <text:p text:style-name="P100"><text:tab/>else if(flag==2){</text:p>
      <text:p text:style-name="P101"><text:tab/><text:tab/>printf("\nGrammar has left recursion....\n");</text:p>
      <text:p text:style-name="P102"><text:tab/>}</text:p>
      <text:p text:style-name="P103">}</text:p>
      <text:p text:style-name="P104"/>
      <text:p text:style-name="P105"/>
      <text:p text:style-name="P106">void follow(char c){</text:p>
      <text:p text:style-name="P107"><text:tab/>int j,i;</text:p>
      <text:p text:style-name="P108"><text:s text:c="4"/>if(a[0][0]==c)<text:tab/><text:tab/><text:tab/><text:tab/><text:tab/><text:tab/>addToResultFollow('$');</text:p>
      <text:p text:style-name="P109"><text:s/>for(i=0;i&lt;size;i++){</text:p>
      <text:p text:style-name="P110"><text:s text:c="2"/>for(j=3;j&lt;strlen(a[i]);j++){</text:p>
      <text:p text:style-name="P111"><text:s text:c="3"/>if(a[i][j]==c){</text:p>
      <text:p text:style-name="P112"><text:s text:c="4"/>if(a[i][j+1]!='\0')<text:tab/><text:tab/><text:tab/><text:tab/><text:tab/>temp(a[i][j+1]);</text:p>
      <text:p text:style-name="P113"><text:s text:c="4"/>if(a[i][j+1]=='\0'&amp;&amp;c!=a[i][0]) <text:s text:c="4"/>follow(a[i][0]);</text:p>
      <text:p text:style-name="P114"><text:s text:c="3"/>}</text:p>
      <text:p text:style-name="P115"><text:s text:c="2"/>}</text:p>
      <text:p text:style-name="P116"><text:s/>}</text:p>
      <text:p text:style-name="P117">}</text:p>
      <text:p text:style-name="P118"/>
      <text:p text:style-name="P119">void temp(char c){</text:p>
      <text:p text:style-name="P120"><text:s text:c="6"/>int k;</text:p>
      <text:p text:style-name="P121"><text:s text:c="6"/>if(!(isupper(c))) <text:s text:c="16"/>addToResultFollow(c);</text:p>
      <text:p text:style-name="P122"><text:s text:c="6"/>for(k=0;k&lt;size;k++){</text:p>
      <text:p text:style-name="P123"><text:s text:c="6"/><text:tab/>if(a[k][0]==c){</text:p>
      <text:p text:style-name="P124"><text:s text:c="6"/><text:tab/><text:tab/>if(a[k][3]=='@')<text:s/><text:tab/><text:tab/><text:tab/>follow(a[k][0]);</text:p>
      <text:p text:style-name="P125"><text:s text:c="12"/>else if(islower(a[k][3])) <text:s text:c="2"/>addToResultFollow(a[k][3]);</text:p>
      <text:p text:style-name="P126"><text:s text:c="12"/>else<text:s/><text:tab/><text:tab/><text:tab/><text:tab/><text:tab/><text:tab/>temp(a[k][3]);</text:p>
      <text:p text:style-name="P127"><text:s text:c="10"/>}</text:p>
      <text:p text:style-name="P128"><text:s text:c="6"/>}</text:p>
      <text:p text:style-name="P129">}</text:p>
      <text:p text:style-name="P130"/>
      <text:p text:style-name="P131">void addToResultFollow(char c){</text:p>
      <text:p text:style-name="P132"><text:s text:c="4"/>int i;</text:p>
      <text:p text:style-name="P133"><text:s text:c="4"/>for( i=0;i&lt;=m;i++){</text:p>
      <text:p text:style-name="P134"><text:s text:c="4"/><text:tab/>if(followResult[i]==c) <text:s text:c="9"/>return;</text:p>
      <text:p text:style-name="P135"><text:tab/>}</text:p>
      <text:p text:style-name="P136"><text:s text:c="4"/>followResult[m++]=c;</text:p>
      <text:p text:style-name="P137">}</text:p>
      <text:p text:style-name="P138"/>
      <text:p text:style-name="P139">void FIRST(char* Result,char c){</text:p>
      <text:p text:style-name="P140"><text:s text:c="4"/>int i,j,k;</text:p>
      <text:p text:style-name="P141"><text:s text:c="4"/>char subResult[20];</text:p>
      <text:p text:style-name="P142"><text:s text:c="4"/>int epsilon;</text:p>
      <text:p text:style-name="P143"><text:s text:c="4"/>subResult[0]='\0';</text:p>
      <text:p text:style-name="P144"><text:s text:c="4"/>Result[0]='\0';</text:p>
      <text:p text:style-name="P145"><text:s text:c="4"/>if(!(isupper(c))){</text:p>
      <text:p text:style-name="P146"><text:s text:c="8"/>addToResultSet(Result,c);</text:p>
      <text:p text:style-name="P147"><text:s text:c="8"/>return ;</text:p>
      <text:p text:style-name="P148"><text:s text:c="4"/>}</text:p>
      <text:p text:style-name="P149"><text:s text:c="4"/>for(i=0;i&lt;size;i++){</text:p>
      <text:p text:style-name="P150"><text:s text:c="8"/>if(a[i][0]==c){</text:p>
      <text:p text:style-name="P151"><text:s/><text:tab/><text:tab/><text:tab/>if(a[i][3]=='@')<text:s/><text:tab/><text:tab/><text:tab/><text:tab/><text:tab/><text:tab/><text:tab/>addToResultSet(Result,'@');</text:p>
      <text:p text:style-name="P152"><text:s text:c="6"/><text:tab/><text:tab/>else{</text:p>
      <text:p text:style-name="P153"><text:s text:c="16"/>j=3;</text:p>
      <text:p text:style-name="P154"><text:s text:c="16"/>while(a[i][j]!='\0'){</text:p>
      <text:p text:style-name="P155"><text:s text:c="16"/>epsilon=0;</text:p>
      <text:p text:style-name="P156"><text:s text:c="16"/>FIRST(subResult,a[i][j]);</text:p>
      <text:p text:style-name="P157"><text:s text:c="16"/>for(k=0;subResult[k]!='\0';k++) <text:s text:c="8"/>addToResultSet(Result,subResult[k]);</text:p>
      <text:p text:style-name="P158"><text:s text:c="17"/>for(k=0;subResult[k]!='\0';k++){<text:tab/><text:tab/><text:tab/>//{}</text:p>
      <text:p text:style-name="P159"><text:s text:c="21"/>if(subResult[k]=='@'){</text:p>
      <text:p text:style-name="P160"><text:s text:c="25"/>epsilon=1;</text:p>
      <text:p text:style-name="P161"><text:s text:c="25"/>break;</text:p>
      <text:p text:style-name="P162"><text:s text:c="21"/>}</text:p>
      <text:p text:style-name="P163"><text:s text:c="17"/>} <text:s text:c="3"/></text:p>
      <text:p text:style-name="P164"><text:s text:c="17"/>if(!epsilon)<text:tab/><text:tab/><text:s text:c="21"/>break;</text:p>
      <text:p text:style-name="P165"><text:s text:c="17"/>j++;</text:p>
      <text:p text:style-name="P166"><text:s text:c="16"/>}</text:p>
      <text:p text:style-name="P167"><text:s text:c="12"/>}</text:p>
      <text:p text:style-name="P168"><text:s text:c="4"/>}</text:p>
      <text:p text:style-name="P169">}</text:p>
      <text:p text:style-name="P170">return;</text:p>
      <text:p text:style-name="P171">}</text:p>
      <text:p text:style-name="P172"/>
      <text:p text:style-name="P173">void addToResultSet(char Result[],char val){</text:p>
      <text:p text:style-name="P174"><text:s text:c="4"/>int k;</text:p>
      <text:p text:style-name="P175"><text:s text:c="4"/>for(k=0 ;Result[k]!='\0';k++){<text:tab/><text:tab/><text:tab/>//{}</text:p>
      <text:p text:style-name="P176"><text:s text:c="8"/>if(Result[k]==val)<text:tab/><text:tab/><text:tab/><text:tab/><text:tab/><text:tab/><text:s text:c="11"/>return;</text:p>
      <text:p text:style-name="P177"><text:s text:c="8"/>} <text:s text:c="3"/></text:p>
      <text:p text:style-name="P178"><text:s text:c="4"/>Result[k]=val;</text:p>
      <text:p text:style-name="P179"><text:s text:c="4"/>Result[k+1]='\0';</text:p>
      <text:p text:style-name="P180">}</text:p>
      <text:p text:style-name="P181"/>
      <text:p text:style-name="P182"/>
      <text:p text:style-name="P183"/>
      <text:p text:style-name="P184"/>
      <text:p text:style-name="P185">Output-</text:p>
      <text:p text:style-name="P186"/>
      <text:p text:style-name="P187">How many number of productions ? :8</text:p>
      <text:p text:style-name="P188">Epsilon==&gt;@</text:p>
      <text:p text:style-name="P189">Enter productions Number 1 : E-&gt;TX</text:p>
      <text:p text:style-name="P190">Enter productions Number 2 : X-&gt;+TX</text:p>
      <text:p text:style-name="P191">Enter productions Number 3 : X-&gt;@</text:p>
      <text:p text:style-name="P192">Enter productions Number 4 : T-&gt;FY</text:p>
      <text:p text:style-name="P193">Enter productions Number 5 : Y-&gt;*FY</text:p>
      <text:p text:style-name="P194">Enter productions Number 6 : Y-&gt;@</text:p>
      <text:p text:style-name="P195">Enter productions Number 7 : F-&gt;a</text:p>
      <text:p text:style-name="P196">Enter productions Number 8 : F-&gt;(E)</text:p>
      <text:p text:style-name="P197"/>
      <text:p text:style-name="P198"><text:s/>FIRST(E)= { <text:s/>a <text:s/>( }</text:p>
      <text:p text:style-name="P199"/>
      <text:p text:style-name="P200"><text:s/>FIRST(X)= { <text:s/>+ <text:s/>@ }</text:p>
      <text:p text:style-name="P201"/>
      <text:p text:style-name="P202"><text:s/>FIRST(T)= { <text:s/>a <text:s/>( }</text:p>
      <text:p text:style-name="P203"/>
      <text:p text:style-name="P204"><text:s/>FIRST(Y)= { <text:s/>* <text:s/>@ }</text:p>
      <text:p text:style-name="P205"/>
      <text:p text:style-name="P206"><text:s/>FIRST(F)= { <text:s/>a <text:s/>( }</text:p>
      <text:p text:style-name="P207"/>
      <text:p text:style-name="P208"/>
      <text:p text:style-name="P209"/>
      <text:p text:style-name="P210"><text:s/>FOLLOW(E) = { <text:s/>$ <text:s/>) <text:s/>}</text:p>
      <text:p text:style-name="P211"/>
      <text:p text:style-name="P212"><text:s/>FOLLOW(X) = { <text:s/>$ <text:s/>) <text:s/>}</text:p>
      <text:p text:style-name="P213"/>
      <text:p text:style-name="P214"><text:s/>FOLLOW(T) = { <text:s/>+ <text:s/>$ <text:s/>) <text:s/>}</text:p>
      <text:p text:style-name="P215"/>
      <text:p text:style-name="P216"><text:s/>FOLLOW(Y) = { <text:s/>$ <text:s/>) <text:s/>+ <text:s/>}</text:p>
      <text:p text:style-name="P217"/>
      <text:p text:style-name="P218"><text:s/>FOLLOW(F) = { <text:s/>* <text:s/>+ <text:s/>$ <text:s/>) <text:s/>}</text:p>
      <text:p text:style-name="P219"/>
      <text:p text:style-name="P220"/>
      <text:p text:style-name="P221"/>
      <text:p text:style-name="P222">ASSIGNMENT 04</text:p>
      <text:p text:style-name="P223"/>
      <text:p text:style-name="P224"/>
      <text:p text:style-name="P225">LEXX – YACC Programs.</text:p>
      <text:p text:style-name="P226">2. Count number of lines, character and words in a file.</text:p>
      <text:p text:style-name="Standard"/>
      <text:p text:style-name="Standard">%{</text:p>
      <text:p text:style-name="Standard">int charcount=0,wordcount=0,linecount=0;</text:p>
      <text:p text:style-name="Standard">%}</text:p>
      <text:p text:style-name="Standard">%%</text:p>
      <text:p text:style-name="Standard">[\n] {linecount++;wordcount++;charcount++;}</text:p>
      <text:p text:style-name="Standard">[\t] {charcount++,wordcount++;}</text:p>
      <text:p text:style-name="Standard">[" "] {charcount++,wordcount++;}</text:p>
      <text:p text:style-name="Standard">[^\n\t] {charcount++;}</text:p>
      <text:p text:style-name="Standard">%%</text:p>
      <text:p text:style-name="Standard">int main(){</text:p>
      <text:p text:style-name="Standard"/>
      <text:p text:style-name="Standard"><text:tab/>FILE *fp;</text:p>
      <text:p text:style-name="Standard"><text:tab/>char file[10];</text:p>
      <text:p text:style-name="Standard"><text:tab/>printf("Enter the filename");</text:p>
      <text:p text:style-name="Standard"><text:tab/>scanf("%s",file);</text:p>
      <text:p text:style-name="Standard"><text:tab/>fp=fopen(file,"r");</text:p>
      <text:p text:style-name="Standard"><text:tab/>yyin=fp;</text:p>
      <text:p text:style-name="Standard"><text:tab/>yylex();</text:p>
      <text:p text:style-name="Standard"><text:tab/></text:p>
      <text:p text:style-name="Standard"><text:tab/>printf("No. of Characters = %d, No. of Words: %d, No. of Lines: %d\n",charcount,wordcount,linecount);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227">Testfile.txt-</text:p>
      <text:p text:style-name="Standard"/>
      <text:p text:style-name="Standard">hello world</text:p>
      <text:p text:style-name="Standard">hello world</text:p>
      <text:p text:style-name="Standard">hello</text:p>
      <text:p text:style-name="Standard"/>
      <text:p text:style-name="Standard"/>
      <text:p text:style-name="Standard"/>
      <text:p text:style-name="Standard"/>
      <text:p text:style-name="P228">Output-</text:p>
      <text:p text:style-name="Standard">abhishek@abhishek-HP-Notebook:~/Desktop/SP/question2$ ./a.out</text:p>
      <text:p text:style-name="Standard">Enter the filename file</text:p>
      <text:p text:style-name="Standard">No. of Characters = 30, No. of Words: 5, No. of Lines: 3</text:p>
      <text:p text:style-name="Standard"/>
      <text:p text:style-name="Standard"/>
      <text:p text:style-name="Standard"/>
      <text:p text:style-name="Standard"/>
      <text:p text:style-name="Standard"/>
      <text:p text:style-name="P229">3. Remove comments from the C-code.</text:p>
      <text:p text:style-name="Standard"/>
      <text:p text:style-name="Standard">%{</text:p>
      <text:p text:style-name="Standard">extern char* yytext;</text:p>
      <text:p text:style-name="Standard">%}</text:p>
      <text:p text:style-name="Standard">%s COMMENT</text:p>
      <text:p text:style-name="Standard">%%</text:p>
      <text:p text:style-name="Standard">"/*" {BEGIN COMMENT;}</text:p>
      <text:p text:style-name="Standard">&lt;COMMENT&gt;"*/" {BEGIN 0;}</text:p>
      <text:p text:style-name="Standard">&lt;COMMENT&gt;\n<text:tab/>{;}</text:p>
      <text:p text:style-name="Standard">\/\/.*<text:tab/><text:s text:c="3"/>{;}</text:p>
      <text:p text:style-name="Standard">&lt;COMMENT&gt;. {;}</text:p>
      <text:p text:style-name="Standard">.|\n<text:tab/>{ fprintf(yyout,"%s",yytext);}</text:p>
      <text:p text:style-name="Standard">%%</text:p>
      <text:p text:style-name="Standard">int main(void){</text:p>
      <text:p text:style-name="Standard"><text:tab/>char file1[10],file2[10];</text:p>
      <text:p text:style-name="Standard"><text:tab/>printf("Enter the filename:\n");</text:p>
      <text:p text:style-name="Standard"><text:tab/>scanf("%s",file1);</text:p>
      <text:p text:style-name="Standard"><text:tab/>printf("Enter the output filename:\n");</text:p>
      <text:p text:style-name="Standard"><text:tab/>scanf("%s",file2);</text:p>
      <text:p text:style-name="P230">FILE *f1,*f2;</text:p>
      <text:p text:style-name="Standard"><text:tab/>f1=fopen(file1,"r");</text:p>
      <text:p text:style-name="Standard"><text:tab/>f2=fopen(file2,"w");</text:p>
      <text:p text:style-name="Standard"><text:tab/>yyin=f1;</text:p>
      <text:p text:style-name="Standard"><text:tab/>yyout=f2;</text:p>
      <text:p text:style-name="Standard"><text:tab/>yylex();<text:tab/></text:p>
      <text:p text:style-name="Standard">}</text:p>
      <text:p text:style-name="Standard"/>
      <text:p text:style-name="P231">Output-</text:p>
      <text:p text:style-name="Standard">abhishek@abhishek-HP-Notebook:~/Desktop/SP/question3$ ./a.out</text:p>
      <text:p text:style-name="Standard">Enter the filename:</text:p>
      <text:p text:style-name="Standard">b.c</text:p>
      <text:p text:style-name="Standard">Enter the output filename:</text:p>
      <text:p text:style-name="Standard">a.txt</text:p>
      <text:p text:style-name="Standard"/>
      <text:p text:style-name="Standard"/>
      <text:p text:style-name="Standard">File-<text:s/><text:span text:style-name="T232">b.c</text:span></text:p>
      <text:p text:style-name="Standard">#include&lt;stdio.h&gt;</text:p>
      <text:p text:style-name="Standard">//one line comment</text:p>
      <text:p text:style-name="Standard">int main(){</text:p>
      <text:p text:style-name="Standard">int i,j;</text:p>
      <text:p text:style-name="Standard">/* multiple</text:p>
      <text:p text:style-name="Standard">line comment */</text:p>
      <text:p text:style-name="Standard">printf("%d",i);<text:tab/><text:tab/>}</text:p>
      <text:p text:style-name="Standard"/>
      <text:p text:style-name="Standard">File-<text:s/><text:span text:style-name="T233">a.txt</text:span></text:p>
      <text:p text:style-name="Standard">#include&lt;stdio.h&gt;</text:p>
      <text:p text:style-name="Standard"/>
      <text:p text:style-name="Standard">int main(){</text:p>
      <text:p text:style-name="Standard">int i,j;</text:p>
      <text:p text:style-name="Standard"/>
      <text:p text:style-name="Standard">printf("%d",i);<text:tab/><text:tab/>}</text:p>
      <text:p text:style-name="P234">4. Check valid arithmetic expression.</text:p>
      <text:p text:style-name="P235"/>
      <text:p text:style-name="Standard">%{</text:p>
      <text:p text:style-name="Standard">#include&lt;stdio.h&gt;</text:p>
      <text:p text:style-name="Standard">#include&lt;string.h&gt;</text:p>
      <text:p text:style-name="Standard"/>
      <text:p text:style-name="Standard">int operator_count=0,operand_count=0 l=0,j=0,top=-1,flag=1;</text:p>
      <text:p text:style-name="Standard">char operand[10][10],operator[10][10],a[100];</text:p>
      <text:p text:style-name="Standard">%}</text:p>
      <text:p text:style-name="Standard"/>
      <text:p text:style-name="Standard">%%</text:p>
      <text:p text:style-name="Standard">"{" {a[top++]='{';}</text:p>
      <text:p text:style-name="Standard">"[" {a[top++]='[';}</text:p>
      <text:p text:style-name="Standard">"(" {a[top++]='(';}</text:p>
      <text:p text:style-name="Standard"/>
      <text:p text:style-name="Standard">"}" { if(a[top]!='}' ){flag=0;return 0;}</text:p>
      <text:p text:style-name="Standard"><text:tab/><text:tab/>else top--;</text:p>
      <text:p text:style-name="Standard"><text:tab/>}</text:p>
      <text:p text:style-name="Standard">"]" { if(a[top]!=']' ){flag=0;return 0;}</text:p>
      <text:p text:style-name="Standard"><text:tab/><text:tab/>else top--;</text:p>
      <text:p text:style-name="Standard"><text:tab/>}</text:p>
      <text:p text:style-name="Standard">")" { if(a[top]!='(') {flag=0;return 0;}</text:p>
      <text:p text:style-name="Standard"><text:tab/><text:tab/>else top--;</text:p>
      <text:p text:style-name="Standard"><text:tab/>}</text:p>
      <text:p text:style-name="Standard"/>
      <text:p text:style-name="Standard">"+"|"-"|"*"|"/" {operator_count++; strcpy(operator[l++],yytext);}</text:p>
      <text:p text:style-name="Standard">[0-9]+|[a-zA-Z]|[a-zA-Z0-9_]* {operand_count++;strcpy(operand[j++],yytext);}</text:p>
      <text:p text:style-name="Standard"/>
      <text:p text:style-name="Standard">%%</text:p>
      <text:p text:style-name="Standard">int main(){</text:p>
      <text:p text:style-name="Standard"><text:tab/>printf("Enter the exprssion\n");</text:p>
      <text:p text:style-name="Standard"><text:tab/>yylex();</text:p>
      <text:p text:style-name="Standard"><text:tab/>if(flag==0)<text:tab/><text:tab/>printf("Invalid\n");</text:p>
      <text:p text:style-name="Standard"><text:tab/></text:p>
      <text:p text:style-name="Standard"><text:tab/>//int i;</text:p>
      <text:p text:style-name="Standard"><text:tab/>else if(flag==1 &amp;&amp; top==-1){</text:p>
      <text:p text:style-name="Standard"/>
      <text:p text:style-name="Standard"><text:tab/><text:tab/>if((operand_count-operator_count)==1){</text:p>
      <text:p text:style-name="Standard"><text:tab/><text:tab/>printf("Operand(s) is/are:\n");</text:p>
      <text:p text:style-name="Standard"><text:tab/><text:tab/>int i;</text:p>
      <text:p text:style-name="Standard"><text:tab/><text:tab/>for(i=0;i&lt;j;++i)</text:p>
      <text:p text:style-name="Standard"><text:tab/><text:tab/><text:tab/>printf("%s \n",operand[i]);</text:p>
      <text:p text:style-name="Standard"><text:tab/><text:tab/>printf("Operator(s) is/are:\n");</text:p>
      <text:p text:style-name="Standard"><text:tab/><text:tab/>for(i=0;i&lt;l;++i)</text:p>
      <text:p text:style-name="Standard"><text:tab/><text:tab/><text:tab/>printf("%s\n",operator[i]);</text:p>
      <text:p text:style-name="Standard"><text:tab/><text:tab/>}</text:p>
      <text:p text:style-name="Standard"><text:tab/><text:tab/>else<text:tab/><text:tab/>printf("Invalid\n");</text:p>
      <text:p text:style-name="Standard"><text:tab/><text:tab/></text:p>
      <text:p text:style-name="Standard"><text:tab/>}</text:p>
      <text:p text:style-name="Standard"><text:tab/>else<text:tab/><text:tab/><text:tab/>printf("Invalid\n");</text:p>
      <text:p text:style-name="Standard"/>
      <text:p text:style-name="Standard">}</text:p>
      <text:p text:style-name="Standard">int yywrap(){</text:p>
      <text:p text:style-name="Standard"><text:tab/>return 1;</text:p>
      <text:p text:style-name="Standard">}</text:p>
      <text:p text:style-name="Standard"/>
      <text:p text:style-name="Standard"/>
      <text:p text:style-name="P236">Output-</text:p>
      <text:p text:style-name="Standard"/>
      <text:p text:style-name="Standard">abhishek@abhishek-HP-Notebook:~/Desktop/SP/question4$ ./a.out</text:p>
      <text:p text:style-name="Standard">Enter the exprssion</text:p>
      <text:p text:style-name="Standard">a+b</text:p>
      <text:p text:style-name="Standard"/>
      <text:p text:style-name="Standard">Operand(s) is/are:</text:p>
      <text:p text:style-name="Standard">a</text:p>
      <text:p text:style-name="Standard">b</text:p>
      <text:p text:style-name="Standard">Operator(s) is/are:</text:p>
      <text:p text:style-name="Standard">+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7">5. Checking scentence to be simple or compound.</text:p>
      <text:p text:style-name="P238"/>
      <text:p text:style-name="Standard">%{</text:p>
      <text:p text:style-name="Standard">int flag=1;</text:p>
      <text:p text:style-name="Standard">%}</text:p>
      <text:p text:style-name="Standard"/>
      <text:p text:style-name="Standard">%%</text:p>
      <text:p text:style-name="Standard">[ \t\n]+[aA][nN][dD][ \t\n]+ {flag=0;}</text:p>
      <text:p text:style-name="Standard">[ \t\n]+[oO][rR][ \t\n]+ {flag=0;}</text:p>
      <text:p text:style-name="Standard">[ \t\n]+[sS][iI][nN][cC][eE][ \t\n]+ {flag=0;}</text:p>
      <text:p text:style-name="Standard">[ \t\n]+[bB][eE][cC][aA][uU][sS][eE][ \t\n]+ {flag=0;}</text:p>
      <text:p text:style-name="Standard">[ \t\n]+[bB][uU][tT][ \t\n]+ {flag=0;}</text:p>
      <text:p text:style-name="Standard">.<text:s/><text:tab/><text:tab/>{;}</text:p>
      <text:p text:style-name="Standard">%%</text:p>
      <text:p text:style-name="Standard"/>
      <text:p text:style-name="Standard">int main(){</text:p>
      <text:p text:style-name="Standard"><text:tab/>printf("Enter scentence:\n");</text:p>
      <text:p text:style-name="Standard"><text:tab/>yylex();</text:p>
      <text:p text:style-name="Standard"><text:tab/>if(flag==1)</text:p>
      <text:p text:style-name="Standard"><text:tab/><text:tab/>printf("Sentence is simple\n");</text:p>
      <text:p text:style-name="Standard"><text:tab/>else</text:p>
      <text:p text:style-name="Standard"><text:tab/><text:tab/>printf("Sentence is compound\n");</text:p>
      <text:p text:style-name="Standard"><text:tab/><text:tab/></text:p>
      <text:p text:style-name="Standard">}</text:p>
      <text:p text:style-name="Standard"/>
      <text:p text:style-name="Standard"/>
      <text:p text:style-name="Standard"/>
      <text:p text:style-name="P239">Output-</text:p>
      <text:p text:style-name="Standard"/>
      <text:p text:style-name="Standard">abhishek@abhishek-HP-Notebook:~/Desktop/SP/question5$ ./a.out</text:p>
      <text:p text:style-name="Standard">Enter scentence:</text:p>
      <text:p text:style-name="Standard">System and Programming</text:p>
      <text:p text:style-name="Standard">Sentence is compound</text:p>
      <text:p text:style-name="Standard"/>
      <text:p text:style-name="Standard">abhishek@abhishek-HP-Notebook:~/Desktop/SP/question5$ ./a.out</text:p>
      <text:p text:style-name="Standard">Enter scentence:</text:p>
      <text:p text:style-name="Standard">System Programming</text:p>
      <text:p text:style-name="Standard">Sentence is simp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0">6. Check for whether string is keyword, identifier or not.</text:p>
      <text:p text:style-name="P241"/>
      <text:p text:style-name="Standard">%{</text:p>
      <text:p text:style-name="Standard">#include &lt;stdio.h&gt;</text:p>
      <text:p text:style-name="Standard">int count =0;</text:p>
      <text:p text:style-name="Standard">%}</text:p>
      <text:p text:style-name="Standard"/>
      <text:p text:style-name="Standard">letter [a-zA-Z_]</text:p>
      <text:p text:style-name="Standard">digit [0-9]</text:p>
      <text:p text:style-name="Standard">id {letter}+|{letter}{digit}+</text:p>
      <text:p text:style-name="Standard">notid ({digit}|{letter})+</text:p>
      <text:p text:style-name="Standard">%%</text:p>
      <text:p text:style-name="Standard">(("int")|("float")|("char")|("case")|("default")|("if")|("for")|("printf")|("scanf")) {printf("%s is a keyword\n", yytext);}</text:p>
      <text:p text:style-name="Standard">{id} {printf("%s is an identifier \n",yytext);count++;}</text:p>
      <text:p text:style-name="Standard">{notid} {printf("%s is not an identifier\n",yytext);}</text:p>
      <text:p text:style-name="Standard">. {;}</text:p>
      <text:p text:style-name="Standard">%%</text:p>
      <text:p text:style-name="Standard"/>
      <text:p text:style-name="Standard">int main(){</text:p>
      <text:p text:style-name="Standard"><text:tab/>FILE *fp;</text:p>
      <text:p text:style-name="Standard"><text:tab/>char file[10];</text:p>
      <text:p text:style-name="Standard"><text:tab/>printf("Enter the name of the file \n");</text:p>
      <text:p text:style-name="Standard"><text:tab/>scanf("%s",file);</text:p>
      <text:p text:style-name="Standard"><text:tab/>fp=fopen(file,"r");</text:p>
      <text:p text:style-name="Standard"><text:tab/>yyin=fp;</text:p>
      <text:p text:style-name="Standard"><text:tab/>yylex();</text:p>
      <text:p text:style-name="Standard"><text:tab/>printf("Total identifiers are : %d\n",count);</text:p>
      <text:p text:style-name="Standard"><text:tab/>return 0;</text:p>
      <text:p text:style-name="Standard">}</text:p>
      <text:p text:style-name="Standard"/>
      <text:p text:style-name="Standard"/>
      <text:p text:style-name="Standard"/>
      <text:p text:style-name="P242">Output-</text:p>
      <text:p text:style-name="Standard"/>
      <text:p text:style-name="Standard">abhishek@abhishek-HP-Notebook:~/Desktop/SP/question6$ ./a.out</text:p>
      <text:p text:style-name="Standard">Enter the name of the file</text:p>
      <text:p text:style-name="Standard">Testfile.txt</text:p>
      <text:p text:style-name="Standard">int is a keyword</text:p>
      <text:p text:style-name="Standard">float is a keyword</text:p>
      <text:p text:style-name="Standard">12a is not an identifier</text:p>
      <text:p text:style-name="Standard">a12 is an identifier</text:p>
      <text:p text:style-name="Standard">abc is an identifier</text:p>
      <text:p text:style-name="Standard">Total identifiers are : 2</text:p>
      <text:p text:style-name="Standard"/>
      <text:p text:style-name="Standard">File-<text:s/><text:span text:style-name="T243">Testfile.txt</text:span></text:p>
      <text:p text:style-name="Standard">int</text:p>
      <text:p text:style-name="Standard">float</text:p>
      <text:p text:style-name="Standard">12a</text:p>
      <text:p text:style-name="Standard">a12</text:p>
      <text:p text:style-name="Standard">abc</text:p>
      <text:p text:style-name="Standard"/>
      <text:p text:style-name="P244">7. Check for valid c-variables.</text:p>
      <text:p text:style-name="Standard"/>
      <text:p text:style-name="Standard">%{</text:p>
      <text:p text:style-name="Standard">#include&lt;stdio.h&gt;</text:p>
      <text:p text:style-name="Standard">int flag=0;</text:p>
      <text:p text:style-name="Standard">%}</text:p>
      <text:p text:style-name="Standard"/>
      <text:p text:style-name="Standard">alphabet [a-zA-Z_]</text:p>
      <text:p text:style-name="Standard">number <text:s/>[0-9]</text:p>
      <text:p text:style-name="Standard">%%</text:p>
      <text:p text:style-name="Standard">{alphabet}({alphabet}|{number})*({alphabet}|{number})* {flag=1;}</text:p>
      <text:p text:style-name="Standard">{number}|({number}|{alphabet})* <text:s text:c="3"/><text:tab/><text:s/><text:tab/><text:s text:c="7"/>{flag=0;}</text:p>
      <text:p text:style-name="Standard">%%</text:p>
      <text:p text:style-name="Standard"/>
      <text:p text:style-name="Standard">int main(){</text:p>
      <text:p text:style-name="Standard"><text:tab/>printf("Enter the variable \n");</text:p>
      <text:p text:style-name="Standard"><text:tab/>yylex();</text:p>
      <text:p text:style-name="Standard"><text:tab/>if(flag==1)<text:tab/><text:tab/>printf("Valid variable %s", yytext);</text:p>
      <text:p text:style-name="Standard"><text:tab/>else if(flag==0)<text:tab/>printf("Invalid variable %s",yytext);</text:p>
      <text:p text:style-name="Standard"><text:tab/></text:p>
      <text:p text:style-name="Standard">}</text:p>
      <text:p text:style-name="Standard"/>
      <text:p text:style-name="P245"/>
      <text:p text:style-name="P246"/>
      <text:p text:style-name="P247"/>
      <text:p text:style-name="P248">Output-</text:p>
      <text:p text:style-name="Standard"/>
      <text:p text:style-name="Standard">abhishek@abhishek-HP-Notebook:~/Desktop/SP/question7$ ./a.out</text:p>
      <text:p text:style-name="Standard">Enter the variable</text:p>
      <text:p text:style-name="Standard">a12</text:p>
      <text:p text:style-name="Standard">Valid variable</text:p>
      <text:p text:style-name="Standard"/>
      <text:p text:style-name="Standard">abhishek@abhishek-HP-Notebook:~/Desktop/SP/question7$ ./a.out</text:p>
      <text:p text:style-name="Standard">Enter the variable</text:p>
      <text:p text:style-name="Standard">1ab</text:p>
      <text:p text:style-name="Standard">Invalid variab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9"/>
      <text:p text:style-name="P250">8. Basic arithmetic operations, calculator.</text:p>
      <text:p text:style-name="Standard"/>
      <text:p text:style-name="P251">yacc_q8.l</text:p>
      <text:p text:style-name="Standard">%{</text:p>
      <text:p text:style-name="Standard">#include&lt;stdio.h&gt;</text:p>
      <text:p text:style-name="Standard">#include&lt;stdlib.h&gt;</text:p>
      <text:p text:style-name="Standard">#include "y.tab.h"</text:p>
      <text:p text:style-name="Standard">extern int yylval;</text:p>
      <text:p text:style-name="Standard">%}</text:p>
      <text:p text:style-name="Standard"/>
      <text:p text:style-name="Standard">%%</text:p>
      <text:p text:style-name="Standard">[0-9]+ {</text:p>
      <text:p text:style-name="Standard"><text:tab/><text:tab/>yylval=atoi(yytext);</text:p>
      <text:p text:style-name="Standard"><text:tab/><text:tab/>return ID;</text:p>
      <text:p text:style-name="Standard"><text:tab/><text:tab/>}</text:p>
      <text:p text:style-name="Standard">[ \t]<text:tab/>;</text:p>
      <text:p text:style-name="Standard">\n<text:s/><text:tab/><text:tab/>return 0;</text:p>
      <text:p text:style-name="Standard">.<text:s/><text:tab/><text:tab/>yyerror()</text:p>
      <text:p text:style-name="Standard">%%</text:p>
      <text:p text:style-name="Standard"/>
      <text:p text:style-name="P252">yacc_q8.y</text:p>
      <text:p text:style-name="Standard">%{<text:tab/>#include&lt;stdio.h&gt;<text:tab/>%}</text:p>
      <text:p text:style-name="Standard"/>
      <text:p text:style-name="Standard">%token ID</text:p>
      <text:p text:style-name="Standard">%left '+' '-'</text:p>
      <text:p text:style-name="Standard">%left '*' '/'</text:p>
      <text:p text:style-name="Standard">%left '(' ')'</text:p>
      <text:p text:style-name="Standard">%%</text:p>
      <text:p text:style-name="Standard"/>
      <text:p text:style-name="Standard">expr : e{</text:p>
      <text:p text:style-name="Standard"><text:tab/><text:tab/>printf("result:%d\n",$$);</text:p>
      <text:p text:style-name="Standard"><text:tab/><text:tab/>return 0;</text:p>
      <text:p text:style-name="Standard"><text:tab/><text:tab/>}</text:p>
      <text:p text:style-name="Standard">e:<text:tab/>e'+'e {$$=$1+$3;}<text:tab/>|<text:tab/>e'-'e {$$=$1-$3;}<text:tab/>|<text:tab/>e'*'e {$$=$1*$3;}<text:tab/>|<text:tab/>e'/'e {$$=$1/$3;}<text:tab/>|<text:tab/>'('e ')' {$$=$2;}<text:tab/>|<text:tab/>ID {$$=$1;}</text:p>
      <text:p text:style-name="Standard"><text:tab/>;</text:p>
      <text:p text:style-name="Standard">%%</text:p>
      <text:p text:style-name="Standard">int main(){</text:p>
      <text:p text:style-name="Standard"><text:tab/>printf("enter the expression:\n");</text:p>
      <text:p text:style-name="Standard"><text:tab/>yyparse();</text:p>
      <text:p text:style-name="Standard"><text:tab/>}</text:p>
      <text:p text:style-name="Standard">yyerror(){</text:p>
      <text:p text:style-name="Standard"><text:tab/>printf("\n invalid expression\n");</text:p>
      <text:p text:style-name="Standard"><text:tab/>exit(0);</text:p>
      <text:p text:style-name="Standard">}</text:p>
      <text:p text:style-name="Standard"/>
      <text:p text:style-name="P253"/>
      <text:p text:style-name="P254">Output-</text:p>
      <text:p text:style-name="Standard">abhishek@abhishek-HP-Notebook:~/Desktop/SP/question8$ ./a.out</text:p>
      <text:p text:style-name="Standard">enter the expression:</text:p>
      <text:p text:style-name="Standard">2+(5*2)</text:p>
      <text:p text:style-name="Standard">result:12</text:p>
      <text:p text:style-name="Standard"><text:span text:style-name="T255">9. Check string to be valid for grammar G: S</text:span><text:span text:style-name="T256"></text:span><text:span text:style-name="T257">(a</text:span><text:span text:style-name="T258">n</text:span><text:span text:style-name="T259"><text:s/>b</text:span><text:span text:style-name="T260">n</text:span><text:span text:style-name="T261">), n&gt;0.</text:span></text:p>
      <text:p text:style-name="Standard"/>
      <text:p text:style-name="P262">yacc_q9.l</text:p>
      <text:p text:style-name="Standard">%{</text:p>
      <text:p text:style-name="Standard">#include "y.tab.h"</text:p>
      <text:p text:style-name="Standard">%}</text:p>
      <text:p text:style-name="Standard"/>
      <text:p text:style-name="Standard">%%</text:p>
      <text:p text:style-name="Standard">a {return A;}</text:p>
      <text:p text:style-name="Standard">b {return B;}</text:p>
      <text:p text:style-name="Standard">.|\n return yytext[0];</text:p>
      <text:p text:style-name="Standard">%%</text:p>
      <text:p text:style-name="Standard"/>
      <text:p text:style-name="Standard"/>
      <text:p text:style-name="P263">yacc_q9.y</text:p>
      <text:p text:style-name="P264"/>
      <text:p text:style-name="Standard">%{</text:p>
      <text:p text:style-name="Standard">#include&lt;stdio.h&gt;</text:p>
      <text:p text:style-name="Standard">void yyerror(char *s);</text:p>
      <text:p text:style-name="Standard">%}</text:p>
      <text:p text:style-name="Standard"/>
      <text:p text:style-name="Standard">%token A</text:p>
      <text:p text:style-name="Standard">%token B</text:p>
      <text:p text:style-name="Standard">%%</text:p>
      <text:p text:style-name="Standard"/>
      <text:p text:style-name="Standard">expr : S'\n' {printf("Accepted\n");exit(0);}</text:p>
      <text:p text:style-name="Standard">S : A S B<text:tab/>|<text:tab/>;</text:p>
      <text:p text:style-name="Standard">%%</text:p>
      <text:p text:style-name="Standard"/>
      <text:p text:style-name="Standard">int main(){</text:p>
      <text:p text:style-name="Standard"><text:tab/>printf("Enter a string:\n");</text:p>
      <text:p text:style-name="Standard"><text:tab/>yyparse();<text:tab/></text:p>
      <text:p text:style-name="Standard">}</text:p>
      <text:p text:style-name="Standard"/>
      <text:p text:style-name="Standard">void yyerror(char *s){</text:p>
      <text:p text:style-name="Standard"><text:tab/>printf("Rejected\n");</text:p>
      <text:p text:style-name="Standard"><text:tab/>exit(1);</text:p>
      <text:p text:style-name="Standard">}</text:p>
      <text:p text:style-name="Standard"/>
      <text:p text:style-name="Standard"/>
      <text:p text:style-name="Standard"/>
      <text:p text:style-name="P265">Output-</text:p>
      <text:p text:style-name="Standard"/>
      <text:p text:style-name="Standard">abhishek@abhishek-HP-Notebook:~/Desktop/SP/question9$ ./a.out</text:p>
      <text:p text:style-name="Standard">Enter a string:</text:p>
      <text:p text:style-name="Standard">aaaaabbb</text:p>
      <text:p text:style-name="Standard">Rejected</text:p>
      <text:p text:style-name="Standard"/>
      <text:p text:style-name="Standard">abhishek@abhishek-HP-Notebook:~/Desktop/SP/question9$ ./a.out</text:p>
      <text:p text:style-name="Standard">Enter a string:</text:p>
      <text:p text:style-name="Standard">aaabbb</text:p>
      <text:p text:style-name="Standard">Accepted</text:p>
      <text:p text:style-name="Standard"><text:span text:style-name="T266">10</text:span><text:span text:style-name="T267">. Check string to be valid for grammar G: S</text:span><text:span text:style-name="T268"></text:span><text:span text:style-name="T269">(a</text:span><text:span text:style-name="T270">n</text:span><text:span text:style-name="T271"><text:s/>b), n&gt;=10.</text:span></text:p>
      <text:p text:style-name="P272"/>
      <text:p text:style-name="P273">yacc_q10.l</text:p>
      <text:p text:style-name="Standard">%{<text:tab/>#include "y.tab.h"<text:tab/>%}</text:p>
      <text:p text:style-name="Standard"/>
      <text:p text:style-name="Standard">%%</text:p>
      <text:p text:style-name="Standard">[aA] {return A;}</text:p>
      <text:p text:style-name="Standard">[bB] {return B;}</text:p>
      <text:p text:style-name="Standard">\n {return E;}</text:p>
      <text:p text:style-name="Standard">. {return yytext[0];}</text:p>
      <text:p text:style-name="Standard">%%</text:p>
      <text:p text:style-name="Standard"/>
      <text:p text:style-name="P274">yacc_q10.y</text:p>
      <text:p text:style-name="Standard">%{</text:p>
      <text:p text:style-name="Standard">#include&lt;stdio.h&gt;</text:p>
      <text:p text:style-name="Standard">#include&lt;stdlib.h&gt;</text:p>
      <text:p text:style-name="Standard">%}</text:p>
      <text:p text:style-name="Standard"/>
      <text:p text:style-name="Standard">%token A B E</text:p>
      <text:p text:style-name="Standard"/>
      <text:p text:style-name="Standard">%%</text:p>
      <text:p text:style-name="Standard">stmt: A A A A A A A A A A S B E {printf("valid string\n");</text:p>
      <text:p text:style-name="Standard"><text:s text:c="13"/>exit(0);}</text:p>
      <text:p text:style-name="Standard">;</text:p>
      <text:p text:style-name="Standard">S: S A</text:p>
      <text:p text:style-name="Standard">|</text:p>
      <text:p text:style-name="Standard">;</text:p>
      <text:p text:style-name="Standard">%%</text:p>
      <text:p text:style-name="Standard"/>
      <text:p text:style-name="Standard">int yyerror(char *msg)</text:p>
      <text:p text:style-name="Standard">{</text:p>
      <text:p text:style-name="Standard">printf("invalid string\n");</text:p>
      <text:p text:style-name="Standard">exit(0);</text:p>
      <text:p text:style-name="Standard">}</text:p>
      <text:p text:style-name="Standard"/>
      <text:p text:style-name="Standard">main(){</text:p>
      <text:p text:style-name="Standard">printf("enter the string\n");</text:p>
      <text:p text:style-name="Standard">yyparse();</text:p>
      <text:p text:style-name="Standard">}</text:p>
      <text:p text:style-name="Standard"/>
      <text:p text:style-name="Standard"/>
      <text:p text:style-name="P275">Output-</text:p>
      <text:p text:style-name="Standard"/>
      <text:p text:style-name="Standard">abhishek@abhishek-HP-Notebook:~/Desktop/SP/question10$ ./a.out</text:p>
      <text:p text:style-name="Standard">enter the string</text:p>
      <text:p text:style-name="Standard">aaaab</text:p>
      <text:p text:style-name="Standard">invalid string</text:p>
      <text:p text:style-name="Standard"/>
      <text:p text:style-name="Standard">abhishek@abhishek-HP-Notebook:~/Desktop/SP/question10$ ./a.out</text:p>
      <text:p text:style-name="Standard">enter the string</text:p>
      <text:p text:style-name="Standard">aaaaaaaaaaaaaaaab</text:p>
      <text:p text:style-name="Standard">valid strin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hishek Verma</meta:initial-creator>
    <dc:creator>Abhishek Verma</dc:creator>
    <meta:creation-date>2017-04-17T01:45:00Z</meta:creation-date>
    <dc:date>2017-04-17T12:27:00Z</dc:date>
    <meta:print-date>2017-04-17T12:26:00Z</meta:print-date>
    <meta:template xlink:href="Normal" xlink:type="simple"/>
    <meta:editing-cycles>465</meta:editing-cycles>
    <meta:editing-duration>PT5880S</meta:editing-duration>
    <meta:document-statistic meta:page-count="1" meta:paragraph-count="26" meta:word-count="1986" meta:character-count="13283" meta:row-count="94" meta:non-whitespace-character-count="11323"/>
  </office:meta>
</office:document-meta>
</file>